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roman"/>
    <style:font-face style:name="FreeSans2" svg:font-family="FreeSans"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3fe39" officeooo:paragraph-rsid="0004c711"/>
    </style:style>
    <style:style style:name="P2" style:family="paragraph" style:parent-style-name="Text_20_body">
      <style:text-properties officeooo:rsid="0003fe39" officeooo:paragraph-rsid="0003fe39"/>
    </style:style>
    <style:style style:name="P3" style:family="paragraph" style:parent-style-name="Text_20_body">
      <style:text-properties officeooo:rsid="0005d8b6" officeooo:paragraph-rsid="0005d8b6"/>
    </style:style>
    <style:style style:name="P4" style:family="paragraph" style:parent-style-name="Text_20_body">
      <style:text-properties officeooo:rsid="0014e36e" officeooo:paragraph-rsid="0014e36e"/>
    </style:style>
    <style:style style:name="P5" style:family="paragraph" style:parent-style-name="Text_20_body">
      <style:text-properties officeooo:rsid="001ecef2" officeooo:paragraph-rsid="001ecef2"/>
    </style:style>
    <style:style style:name="P6" style:family="paragraph" style:parent-style-name="Text_20_body">
      <style:text-properties officeooo:rsid="0022d850" officeooo:paragraph-rsid="0022d850"/>
    </style:style>
    <style:style style:name="P7" style:family="paragraph" style:parent-style-name="Text_20_body">
      <style:text-properties officeooo:rsid="0022d850" officeooo:paragraph-rsid="0032a1c3"/>
    </style:style>
    <style:style style:name="P8" style:family="paragraph" style:parent-style-name="Text_20_body">
      <style:text-properties fo:font-weight="normal" officeooo:rsid="0022d850" officeooo:paragraph-rsid="0022d850" style:font-weight-asian="normal" style:font-weight-complex="normal"/>
    </style:style>
    <style:style style:name="P9" style:family="paragraph" style:parent-style-name="Text_20_body">
      <style:text-properties fo:font-weight="normal" officeooo:rsid="0022d850" officeooo:paragraph-rsid="0032a1c3" style:font-weight-asian="normal" style:font-weight-complex="normal"/>
    </style:style>
    <style:style style:name="P10" style:family="paragraph" style:parent-style-name="Text_20_body">
      <style:text-properties officeooo:paragraph-rsid="00089bdc"/>
    </style:style>
    <style:style style:name="P11" style:family="paragraph" style:parent-style-name="Text_20_body">
      <style:text-properties officeooo:rsid="0033e431" officeooo:paragraph-rsid="0033e431"/>
    </style:style>
    <style:style style:name="P12" style:family="paragraph" style:parent-style-name="Text_20_body">
      <style:text-properties officeooo:rsid="0033e431" officeooo:paragraph-rsid="00346df1"/>
    </style:style>
    <style:style style:name="P13" style:family="paragraph" style:parent-style-name="Text_20_body">
      <style:text-properties officeooo:rsid="00343c53" officeooo:paragraph-rsid="00343c53"/>
    </style:style>
    <style:style style:name="P14" style:family="paragraph" style:parent-style-name="Text_20_body">
      <style:text-properties officeooo:rsid="00346df1" officeooo:paragraph-rsid="00346df1"/>
    </style:style>
    <style:style style:name="P15" style:family="paragraph" style:parent-style-name="Text_20_body">
      <style:text-properties officeooo:paragraph-rsid="00095e7e"/>
    </style:style>
    <style:style style:name="P16" style:family="paragraph" style:parent-style-name="Text_20_body">
      <style:text-properties officeooo:rsid="00376e67" officeooo:paragraph-rsid="00376e67"/>
    </style:style>
    <style:style style:name="P17" style:family="paragraph" style:parent-style-name="Text_20_body">
      <style:text-properties officeooo:rsid="00376e67" officeooo:paragraph-rsid="00395ef5"/>
    </style:style>
    <style:style style:name="P18" style:family="paragraph" style:parent-style-name="Text_20_body">
      <style:text-properties officeooo:rsid="00395ef5" officeooo:paragraph-rsid="00395ef5"/>
    </style:style>
    <style:style style:name="P19" style:family="paragraph" style:parent-style-name="Text_20_body">
      <style:text-properties fo:font-size="8pt" officeooo:rsid="00376e67" officeooo:paragraph-rsid="003b8691" style:font-size-asian="8pt" style:font-size-complex="8pt"/>
    </style:style>
    <style:style style:name="P20" style:family="paragraph" style:parent-style-name="Text_20_body">
      <style:text-properties fo:font-size="8pt" officeooo:rsid="001627c6" officeooo:paragraph-rsid="003b8691" style:font-size-asian="8pt" style:font-size-complex="8pt"/>
    </style:style>
    <style:style style:name="P21" style:family="paragraph" style:parent-style-name="Text_20_body">
      <style:text-properties officeooo:rsid="002eada2" officeooo:paragraph-rsid="003b8691"/>
    </style:style>
    <style:style style:name="P22" style:family="paragraph" style:parent-style-name="Text_20_body">
      <style:text-properties officeooo:rsid="002eada2" officeooo:paragraph-rsid="003d7792"/>
    </style:style>
    <style:style style:name="P23" style:family="paragraph" style:parent-style-name="Text_20_body">
      <style:text-properties officeooo:rsid="0035c683" officeooo:paragraph-rsid="0035c683"/>
    </style:style>
    <style:style style:name="P24" style:family="paragraph" style:parent-style-name="Text_20_body">
      <style:text-properties officeooo:rsid="003e6c5c" officeooo:paragraph-rsid="003e6c5c"/>
    </style:style>
    <style:style style:name="P25" style:family="paragraph" style:parent-style-name="Text_20_body">
      <style:text-properties officeooo:rsid="0048567f" officeooo:paragraph-rsid="0048567f"/>
    </style:style>
    <style:style style:name="P26" style:family="paragraph" style:parent-style-name="Text_20_body">
      <style:text-properties officeooo:rsid="00095e7e" officeooo:paragraph-rsid="004884cb"/>
    </style:style>
    <style:style style:name="P27" style:family="paragraph" style:parent-style-name="Text_20_body">
      <style:text-properties fo:language="zxx" fo:country="none" officeooo:paragraph-rsid="003b8691" style:language-asian="zxx" style:country-asian="none" style:language-complex="zxx" style:country-complex="none"/>
    </style:style>
    <style:style style:name="P28" style:family="paragraph" style:parent-style-name="Text_20_body">
      <style:text-properties officeooo:rsid="005aa5fd" officeooo:paragraph-rsid="005ab6c6"/>
    </style:style>
    <style:style style:name="P29" style:family="paragraph" style:parent-style-name="Text_20_body">
      <style:text-properties officeooo:rsid="005ab6c6" officeooo:paragraph-rsid="005ab6c6"/>
    </style:style>
    <style:style style:name="P30" style:family="paragraph" style:parent-style-name="Subtitle">
      <style:text-properties officeooo:paragraph-rsid="0006833b"/>
    </style:style>
    <style:style style:name="P31" style:family="paragraph" style:parent-style-name="Subtitle">
      <style:text-properties officeooo:rsid="0006833b" officeooo:paragraph-rsid="0006833b"/>
    </style:style>
    <style:style style:name="P32" style:family="paragraph" style:parent-style-name="Standard">
      <style:text-properties officeooo:rsid="0011014d" officeooo:paragraph-rsid="0011014d"/>
    </style:style>
    <style:style style:name="P33" style:family="paragraph" style:parent-style-name="Standard">
      <style:text-properties officeooo:rsid="0033e431" officeooo:paragraph-rsid="0033e431"/>
    </style:style>
    <style:style style:name="P34" style:family="paragraph" style:parent-style-name="Standard">
      <style:text-properties officeooo:rsid="003fb107" officeooo:paragraph-rsid="003fb107"/>
    </style:style>
    <style:style style:name="P35" style:family="paragraph" style:parent-style-name="Standard">
      <style:text-properties fo:language="zxx" fo:country="none" officeooo:rsid="001883cc" officeooo:paragraph-rsid="003b8691" style:language-asian="zxx" style:country-asian="none" style:language-complex="zxx" style:country-complex="none"/>
    </style:style>
    <style:style style:name="P36" style:family="paragraph" style:parent-style-name="Text_20_body">
      <style:paragraph-properties fo:break-before="page"/>
      <style:text-properties officeooo:rsid="0003fe39" officeooo:paragraph-rsid="0003fe39"/>
    </style:style>
    <style:style style:name="P37" style:family="paragraph" style:parent-style-name="Preformatted_20_Text">
      <style:text-properties fo:font-size="8pt" officeooo:paragraph-rsid="003b8691" style:font-size-asian="8pt" style:font-size-complex="8pt"/>
    </style:style>
    <style:style style:name="P38" style:family="paragraph" style:parent-style-name="Preformatted_20_Text">
      <style:text-properties fo:font-size="8pt" fo:language="zxx" fo:country="none" officeooo:paragraph-rsid="003b8691" style:font-size-asian="8pt" style:language-asian="zxx" style:country-asian="none" style:font-size-complex="8pt" style:language-complex="zxx" style:country-complex="none"/>
    </style:style>
    <style:style style:name="P39" style:family="paragraph" style:parent-style-name="Preformatted_20_Text">
      <style:text-properties fo:font-size="8pt" fo:language="zxx" fo:country="none" officeooo:paragraph-rsid="004671f5" style:font-size-asian="8pt" style:language-asian="zxx" style:country-asian="none" style:font-size-complex="8pt" style:language-complex="zxx" style:country-complex="none"/>
    </style:style>
    <style:style style:name="P40" style:family="paragraph" style:parent-style-name="Preformatted_20_Text">
      <style:text-properties fo:font-size="8pt" fo:language="zxx" fo:country="none" officeooo:rsid="001883cc" officeooo:paragraph-rsid="003b8691" style:font-size-asian="8pt" style:language-asian="zxx" style:country-asian="none" style:font-size-complex="8pt" style:language-complex="zxx" style:country-complex="none"/>
    </style:style>
    <style:style style:name="P41" style:family="paragraph" style:parent-style-name="Preformatted_20_Text">
      <style:text-properties fo:font-size="8pt" fo:language="zxx" fo:country="none" officeooo:rsid="0027223c" officeooo:paragraph-rsid="003b8691" style:font-size-asian="8pt" style:language-asian="zxx" style:country-asian="none" style:font-size-complex="8pt" style:language-complex="zxx" style:country-complex="none"/>
    </style:style>
    <style:style style:name="P42" style:family="paragraph" style:parent-style-name="Preformatted_20_Text">
      <style:text-properties fo:font-size="8pt" fo:language="zxx" fo:country="none" officeooo:rsid="0027c92a" officeooo:paragraph-rsid="003b8691" style:font-size-asian="8pt" style:language-asian="zxx" style:country-asian="none" style:font-size-complex="8pt" style:language-complex="zxx" style:country-complex="none"/>
    </style:style>
    <style:style style:name="P43" style:family="paragraph" style:parent-style-name="Preformatted_20_Text">
      <style:text-properties fo:font-size="8pt" fo:language="zxx" fo:country="none" officeooo:paragraph-rsid="00470fe7" style:font-size-asian="8pt" style:language-asian="zxx" style:country-asian="none" style:font-size-complex="8pt" style:language-complex="zxx" style:country-complex="none"/>
    </style:style>
    <style:style style:name="P44" style:family="paragraph" style:parent-style-name="Preformatted_20_Text">
      <style:text-properties fo:font-size="8pt" fo:language="zxx" fo:country="none" officeooo:rsid="00196503" officeooo:paragraph-rsid="003b8691" style:font-size-asian="8pt" style:language-asian="zxx" style:country-asian="none" style:font-size-complex="8pt" style:language-complex="zxx" style:country-complex="none"/>
    </style:style>
    <style:style style:name="P45" style:family="paragraph" style:parent-style-name="Preformatted_20_Text">
      <style:text-properties fo:font-size="8pt" fo:language="zxx" fo:country="none" officeooo:rsid="00283572" officeooo:paragraph-rsid="003b8691" style:font-size-asian="8pt" style:language-asian="zxx" style:country-asian="none" style:font-size-complex="8pt" style:language-complex="zxx" style:country-complex="none"/>
    </style:style>
    <style:style style:name="P46" style:family="paragraph" style:parent-style-name="Preformatted_20_Text">
      <style:text-properties fo:font-size="8pt" fo:language="zxx" fo:country="none" officeooo:rsid="001b3063" officeooo:paragraph-rsid="003b8691" style:font-size-asian="8pt" style:language-asian="zxx" style:country-asian="none" style:font-size-complex="8pt" style:language-complex="zxx" style:country-complex="none"/>
    </style:style>
    <style:style style:name="P47" style:family="paragraph" style:parent-style-name="Preformatted_20_Text">
      <style:text-properties fo:font-size="8pt" fo:language="zxx" fo:country="none" officeooo:paragraph-rsid="00476393" style:font-size-asian="8pt" style:language-asian="zxx" style:country-asian="none" style:font-size-complex="8pt" style:language-complex="zxx" style:country-complex="none"/>
    </style:style>
    <style:style style:name="P48" style:family="paragraph" style:parent-style-name="Preformatted_20_Text">
      <style:paragraph-properties fo:margin-top="0in" fo:margin-bottom="0.0984in" style:contextual-spacing="false"/>
      <style:text-properties fo:font-size="8pt" officeooo:rsid="002eada2" officeooo:paragraph-rsid="003b8691" style:font-size-asian="8pt" style:font-size-complex="8pt"/>
    </style:style>
    <style:style style:name="P49" style:family="paragraph" style:parent-style-name="Preformatted_20_Text">
      <style:paragraph-properties fo:margin-top="0in" fo:margin-bottom="0.0984in" style:contextual-spacing="false"/>
      <style:text-properties fo:font-size="8pt" officeooo:rsid="00376e67" officeooo:paragraph-rsid="003b8691" style:font-size-asian="8pt" style:font-size-complex="8pt"/>
    </style:style>
    <style:style style:name="P50" style:family="paragraph" style:parent-style-name="Standard">
      <style:paragraph-properties fo:keep-together="auto" fo:background-color="transparent" style:shadow="none" fo:keep-with-next="auto">
        <style:tab-stops/>
        <style:background-image/>
      </style:paragraph-properties>
      <style:text-properties fo:language="zxx" fo:country="none" officeooo:rsid="001883cc" officeooo:paragraph-rsid="003b8691" style:language-asian="zxx" style:country-asian="none" style:language-complex="zxx" style:country-complex="none"/>
    </style:style>
    <style:style style:name="P51" style:family="paragraph" style:parent-style-name="Preformatted_20_Text">
      <style:paragraph-properties fo:keep-together="auto" fo:background-color="transparent" style:shadow="none" fo:keep-with-next="auto">
        <style:tab-stops/>
        <style:background-image/>
      </style:paragraph-properties>
      <style:text-properties fo:font-size="8pt" fo:language="zxx" fo:country="none" officeooo:rsid="001883cc" officeooo:paragraph-rsid="003b8691" style:font-size-asian="8pt" style:language-asian="zxx" style:country-asian="none" style:font-size-complex="8pt" style:language-complex="zxx" style:country-complex="none"/>
    </style:style>
    <style:style style:name="P52" style:family="paragraph" style:parent-style-name="Preformatted_20_Text" style:master-page-name="">
      <style:paragraph-properties fo:keep-together="always" style:page-number="auto"/>
      <style:text-properties fo:font-size="8pt" fo:language="zxx" fo:country="none" officeooo:paragraph-rsid="004671f5" style:font-size-asian="8pt" style:language-asian="zxx" style:country-asian="none" style:font-size-complex="8pt" style:language-complex="zxx" style:country-complex="none"/>
    </style:style>
    <style:style style:name="P53" style:family="paragraph" style:parent-style-name="Preformatted_20_Text" style:master-page-name="">
      <style:paragraph-properties fo:keep-together="auto" style:page-number="auto" fo:background-color="transparent" style:shadow="none" fo:keep-with-next="auto">
        <style:tab-stops/>
        <style:background-image/>
      </style:paragraph-properties>
      <style:text-properties fo:font-size="8pt" fo:language="zxx" fo:country="none" officeooo:rsid="001883cc" officeooo:paragraph-rsid="003b8691" style:font-size-asian="8pt" style:language-asian="zxx" style:country-asian="none" style:font-size-complex="8pt" style:language-complex="zxx" style:country-complex="none"/>
    </style:style>
    <style:style style:name="P54" style:family="paragraph" style:parent-style-name="Text_20_body" style:list-style-name="L1">
      <style:text-properties officeooo:rsid="00346df1" officeooo:paragraph-rsid="00346df1"/>
    </style:style>
    <style:style style:name="P55" style:family="paragraph" style:parent-style-name="Text_20_body" style:list-style-name="L2">
      <style:text-properties officeooo:rsid="00376e67" officeooo:paragraph-rsid="00395ef5"/>
    </style:style>
    <style:style style:name="P56" style:family="paragraph" style:parent-style-name="Text_20_body" style:list-style-name="L2">
      <style:text-properties officeooo:rsid="005c0b12" officeooo:paragraph-rsid="005c0b12"/>
    </style:style>
    <style:style style:name="P57" style:family="paragraph" style:parent-style-name="Text_20_body">
      <style:text-properties officeooo:rsid="005aa5fd" officeooo:paragraph-rsid="005aa5fd"/>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Heading_20_1">
      <style:paragraph-properties fo:break-before="page"/>
      <style:text-properties officeooo:rsid="0005d8b6" officeooo:paragraph-rsid="0005d8b6"/>
    </style:style>
    <style:style style:name="P60" style:family="paragraph" style:parent-style-name="Heading_20_1">
      <style:paragraph-properties fo:break-before="page"/>
      <style:text-properties officeooo:rsid="0005d8b6" officeooo:paragraph-rsid="0014e36e"/>
    </style:style>
    <style:style style:name="P61" style:family="paragraph" style:parent-style-name="Heading_20_1">
      <style:paragraph-properties fo:break-before="page"/>
      <style:text-properties officeooo:rsid="001883cc" officeooo:paragraph-rsid="003b8691"/>
    </style:style>
    <style:style style:name="P62" style:family="paragraph" style:parent-style-name="Heading_20_1">
      <style:paragraph-properties fo:break-before="page"/>
      <style:text-properties fo:language="en" fo:country="US" officeooo:rsid="0005d8b6" officeooo:paragraph-rsid="0005d8b6"/>
    </style:style>
    <style:style style:name="P63" style:family="paragraph" style:parent-style-name="Heading_20_1">
      <style:paragraph-properties fo:break-before="page"/>
      <style:text-properties officeooo:rsid="003fb107" officeooo:paragraph-rsid="003fb107"/>
    </style:style>
    <style:style style:name="P64" style:family="paragraph" style:parent-style-name="Heading_20_2">
      <style:text-properties fo:language="zxx" fo:country="none" officeooo:rsid="0006e90f" officeooo:paragraph-rsid="00089bdc" style:language-asian="zxx" style:country-asian="none" style:language-complex="zxx" style:country-complex="none"/>
    </style:style>
    <style:style style:name="P65" style:family="paragraph" style:parent-style-name="Heading_20_2">
      <style:text-properties officeooo:rsid="00095e7e" officeooo:paragraph-rsid="00095e7e"/>
    </style:style>
    <style:style style:name="P66" style:family="paragraph" style:parent-style-name="Heading_20_2">
      <style:text-properties officeooo:paragraph-rsid="003b8691"/>
    </style:style>
    <style:style style:name="P67" style:family="paragraph" style:parent-style-name="Heading_20_2">
      <style:text-properties officeooo:rsid="001627c6" officeooo:paragraph-rsid="003b8691"/>
    </style:style>
    <style:style style:name="P68" style:family="paragraph" style:parent-style-name="Heading_20_2">
      <style:text-properties officeooo:rsid="0016e0c1" officeooo:paragraph-rsid="003b8691"/>
    </style:style>
    <style:style style:name="P69" style:family="paragraph" style:parent-style-name="Heading_20_2">
      <style:text-properties officeooo:rsid="0005d8b6" officeooo:paragraph-rsid="0005d8b6"/>
    </style:style>
    <style:style style:name="P70" style:family="paragraph" style:parent-style-name="Heading_20_2">
      <style:text-properties fo:language="en" fo:country="US" officeooo:rsid="0005d8b6" officeooo:paragraph-rsid="0005d8b6"/>
    </style:style>
    <style:style style:name="P71" style:family="paragraph" style:parent-style-name="Heading_20_2">
      <style:text-properties fo:language="en" fo:country="US" officeooo:rsid="0014e36e" officeooo:paragraph-rsid="0014e36e"/>
    </style:style>
    <style:style style:name="P72" style:family="paragraph" style:parent-style-name="Heading_20_2">
      <style:text-properties officeooo:rsid="0014e36e" officeooo:paragraph-rsid="0014e36e"/>
    </style:style>
    <style:style style:name="P73" style:family="paragraph" style:parent-style-name="Heading_20_3">
      <style:text-properties officeooo:rsid="0058d664" officeooo:paragraph-rsid="0058d664"/>
    </style:style>
    <style:style style:name="P74" style:family="paragraph" style:parent-style-name="Heading_20_3">
      <style:text-properties officeooo:rsid="0014e36e"/>
    </style:style>
    <style:style style:name="P75" style:family="paragraph" style:parent-style-name="Heading_20_3">
      <style:text-properties officeooo:paragraph-rsid="0014e36e"/>
    </style:style>
    <style:style style:name="P76" style:family="paragraph" style:parent-style-name="Contents_20_2">
      <style:paragraph-properties>
        <style:tab-stops>
          <style:tab-stop style:position="6.6929in" style:type="right" style:leader-style="dotted" style:leader-text="."/>
        </style:tab-stops>
      </style:paragraph-properties>
    </style:style>
    <style:style style:name="P77"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05d28b"/>
    </style:style>
    <style:style style:name="T2" style:family="text">
      <style:text-properties officeooo:rsid="00118824"/>
    </style:style>
    <style:style style:name="T3" style:family="text">
      <style:text-properties officeooo:rsid="001883cc"/>
    </style:style>
    <style:style style:name="T4" style:family="text">
      <style:text-properties officeooo:rsid="001d181e"/>
    </style:style>
    <style:style style:name="T5" style:family="text">
      <style:text-properties officeooo:rsid="001d77c2"/>
    </style:style>
    <style:style style:name="T6" style:family="text">
      <style:text-properties fo:font-weight="normal" style:font-weight-asian="normal" style:font-weight-complex="normal"/>
    </style:style>
    <style:style style:name="T7" style:family="text">
      <style:text-properties fo:font-weight="normal" officeooo:rsid="0024b424" style:font-weight-asian="normal" style:font-weight-complex="normal"/>
    </style:style>
    <style:style style:name="T8" style:family="text">
      <style:text-properties fo:font-weight="normal" officeooo:rsid="0032a1c3" style:font-weight-asian="normal" style:font-weight-complex="normal"/>
    </style:style>
    <style:style style:name="T9" style:family="text">
      <style:text-properties fo:font-weight="normal" officeooo:rsid="00343c53" style:font-weight-asian="normal" style:font-weight-complex="normal"/>
    </style:style>
    <style:style style:name="T10" style:family="text">
      <style:text-properties fo:font-weight="normal" officeooo:rsid="003552e1" style:font-weight-asian="normal" style:font-weight-complex="normal"/>
    </style:style>
    <style:style style:name="T11" style:family="text">
      <style:text-properties fo:font-weight="normal" officeooo:rsid="0035c683" style:font-weight-asian="normal" style:font-weight-complex="normal"/>
    </style:style>
    <style:style style:name="T12" style:family="text">
      <style:text-properties fo:font-weight="normal" officeooo:rsid="000f724a" style:font-weight-asian="normal" style:font-weight-complex="normal"/>
    </style:style>
    <style:style style:name="T13" style:family="text">
      <style:text-properties fo:font-weight="normal" officeooo:rsid="00503285" style:font-weight-asian="normal" style:font-weight-complex="normal"/>
    </style:style>
    <style:style style:name="T14" style:family="text">
      <style:text-properties officeooo:rsid="0027c92a"/>
    </style:style>
    <style:style style:name="T15" style:family="text">
      <style:text-properties officeooo:rsid="00283572"/>
    </style:style>
    <style:style style:name="T16" style:family="text">
      <style:text-properties officeooo:rsid="0032a1c3"/>
    </style:style>
    <style:style style:name="T17" style:family="text">
      <style:text-properties officeooo:rsid="0033e431"/>
    </style:style>
    <style:style style:name="T18" style:family="text">
      <style:text-properties officeooo:rsid="00343c53"/>
    </style:style>
    <style:style style:name="T19" style:family="text">
      <style:text-properties fo:font-weight="bold" style:font-weight-asian="bold" style:font-weight-complex="bold"/>
    </style:style>
    <style:style style:name="T20" style:family="text">
      <style:text-properties officeooo:rsid="003552e1"/>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officeooo:rsid="003552e1" style:language-asian="zxx" style:country-asian="none" style:language-complex="zxx" style:country-complex="none"/>
    </style:style>
    <style:style style:name="T23" style:family="text">
      <style:text-properties officeooo:rsid="0035c683"/>
    </style:style>
    <style:style style:name="T24" style:family="text">
      <style:text-properties officeooo:rsid="0014e36e"/>
    </style:style>
    <style:style style:name="T25" style:family="text">
      <style:text-properties officeooo:rsid="00395ef5"/>
    </style:style>
    <style:style style:name="T26" style:family="text">
      <style:text-properties officeooo:rsid="003b8691"/>
    </style:style>
    <style:style style:name="T27" style:family="text">
      <style:text-properties officeooo:rsid="003d7792"/>
    </style:style>
    <style:style style:name="T28" style:family="text">
      <style:text-properties officeooo:rsid="004351f0"/>
    </style:style>
    <style:style style:name="T29" style:family="text">
      <style:text-properties officeooo:rsid="0046328f"/>
    </style:style>
    <style:style style:name="T30" style:family="text">
      <style:text-properties officeooo:rsid="004671f5"/>
    </style:style>
    <style:style style:name="T31" style:family="text">
      <style:text-properties fo:language="en" fo:country="US" fo:font-weight="normal" style:font-weight-asian="normal" style:font-weight-complex="normal"/>
    </style:style>
    <style:style style:name="T32" style:family="text">
      <style:text-properties fo:language="en" fo:country="US" fo:font-weight="normal" officeooo:rsid="00551f34" style:font-weight-asian="normal" style:font-weight-complex="normal"/>
    </style:style>
    <style:style style:name="T33" style:family="text">
      <style:text-properties officeooo:rsid="004884cb"/>
    </style:style>
    <style:style style:name="T34" style:family="text">
      <style:text-properties officeooo:rsid="004a976e"/>
    </style:style>
    <style:style style:name="T35" style:family="text">
      <style:text-properties officeooo:rsid="004b6823"/>
    </style:style>
    <style:style style:name="T36" style:family="text">
      <style:text-properties officeooo:rsid="004c89cc"/>
    </style:style>
    <style:style style:name="T37" style:family="text">
      <style:text-properties officeooo:rsid="000f724a"/>
    </style:style>
    <style:style style:name="T38" style:family="text">
      <style:text-properties officeooo:rsid="005ab6c6"/>
    </style:style>
    <style:style style:name="T39" style:family="text">
      <style:text-properties officeooo:rsid="00376e67"/>
    </style:style>
    <style:style style:name="T40" style:family="text">
      <style:text-properties officeooo:rsid="005bab6b"/>
    </style:style>
    <style:style style:name="T41" style:family="text">
      <style:text-properties officeooo:rsid="005c0b12"/>
    </style:style>
    <style:style style:name="T42" style:family="text">
      <style:text-properties officeooo:rsid="005c5425"/>
    </style:style>
    <style:style style:name="T43" style:family="text">
      <style:text-properties officeooo:rsid="005f0cdb"/>
    </style:style>
    <style:style style:name="fr1" style:family="graphic" style:parent-style-name="OLE">
      <style:graphic-properties style:run-through="foreground" style:vertical-pos="from-top" style:horizontal-pos="from-left" style:horizontal-rel="paragraph" draw:ole-draw-aspect="1"/>
    </style:style>
    <style:style style:name="fr2" style:family="graphic" style:parent-style-name="OLE">
      <style:graphic-properties style:vertical-pos="middle" style:vertical-rel="baseline" style:horizontal-pos="from-left" style:horizontal-rel="paragraph" draw:ole-draw-aspect="1"/>
    </style:style>
    <style:style style:name="fr3" style:family="graphic" style:parent-style-name="OLE">
      <style:graphic-properties style:vertical-pos="from-top"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ldings Items &amp; Holdings Collections</text:p>
      <text:p text:style-name="P31">Behold+</text:p>
      <text:p text:style-name="P30">Beholdnings<text:span text:style-name="T1">d</text:span>ata i Brønden</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hold</text:p>
          </text:index-title>
          <text:p text:style-name="P58"><text:a xlink:type="simple" xlink:href="#__RefHeading__203_792257052" text:style-name="Index_20_Link" text:visited-style-name="Index_20_Link">Datamodel<text:tab/>3</text:a></text:p>
          <text:p text:style-name="P76"><text:a xlink:type="simple" xlink:href="#__RefHeading__205_792257052" text:style-name="Index_20_Link" text:visited-style-name="Index_20_Link">Holdings Collections DB<text:tab/>3</text:a></text:p>
          <text:p text:style-name="P76"><text:a xlink:type="simple" xlink:href="#__RefHeading__207_792257052" text:style-name="Index_20_Link" text:visited-style-name="Index_20_Link">Holdings Items DB<text:tab/>3</text:a></text:p>
          <text:p text:style-name="P76"><text:a xlink:type="simple" xlink:href="#__RefHeading__209_792257052" text:style-name="Index_20_Link" text:visited-style-name="Index_20_Link">Solr<text:tab/>4</text:a></text:p>
          <text:p text:style-name="P77"><text:a xlink:type="simple" xlink:href="#__RefHeading__826_1805099647" text:style-name="Index_20_Link" text:visited-style-name="Index_20_Link">Udskudt Genindeksering af Beholdningsdata<text:tab/>4</text:a></text:p>
          <text:p text:style-name="P58"><text:a xlink:type="simple" xlink:href="#__RefHeading__743_1945496417" text:style-name="Index_20_Link" text:visited-style-name="Index_20_Link">Søgning<text:tab/>6</text:a></text:p>
          <text:p text:style-name="P76"><text:a xlink:type="simple" xlink:href="#__RefHeading__233_792257052" text:style-name="Index_20_Link" text:visited-style-name="Index_20_Link">Filtrering på behold+ data: Status for materialet (US#1354)<text:tab/>6</text:a></text:p>
          <text:p text:style-name="P76"><text:a xlink:type="simple" xlink:href="#__RefHeading__235_792257052" text:style-name="Index_20_Link" text:visited-style-name="Index_20_Link">Filtrering på behold+ data: Materialets fysiske placering (US#1355)<text:tab/>6</text:a></text:p>
          <text:p text:style-name="P76"><text:a xlink:type="simple" xlink:href="#__RefHeading__237_792257052" text:style-name="Index_20_Link" text:visited-style-name="Index_20_Link">Filtrering på behold+ data: Materialets itemId (US#1356)<text:tab/>7</text:a></text:p>
          <text:p text:style-name="P76"><text:a xlink:type="simple" xlink:href="#__RefHeading__239_792257052" text:style-name="Index_20_Link" text:visited-style-name="Index_20_Link">Filtrering på behold+ data: Materialets accessionsdato (US#1357)<text:tab/>7</text:a></text:p>
          <text:p text:style-name="P76"><text:a xlink:type="simple" xlink:href="#__RefHeading__241_792257052" text:style-name="Index_20_Link" text:visited-style-name="Index_20_Link">Filtrering på behold+ data: Filtrering på flere kriterier (US#1358)<text:tab/>8</text:a></text:p>
          <text:p text:style-name="P58"><text:a xlink:type="simple" xlink:href="#__RefHeading__213_792257052" text:style-name="Index_20_Link" text:visited-style-name="Index_20_Link">Update Service<text:tab/>9</text:a></text:p>
          <text:p text:style-name="P76"><text:a xlink:type="simple" xlink:href="#__RefHeading__215_792257052" text:style-name="Index_20_Link" text:visited-style-name="Index_20_Link">Holdings Items<text:tab/>9</text:a></text:p>
          <text:p text:style-name="P76"><text:a xlink:type="simple" xlink:href="#__RefHeading__217_792257052" text:style-name="Index_20_Link" text:visited-style-name="Index_20_Link">Holdings Collections<text:tab/>9</text:a></text:p>
          <text:p text:style-name="P58"><text:a xlink:type="simple" xlink:href="#__RefHeading__219_792257052" text:style-name="Index_20_Link" text:visited-style-name="Index_20_Link">Værktøjer<text:tab/>10</text:a></text:p>
          <text:p text:style-name="P76"><text:a xlink:type="simple" xlink:href="#__RefHeading__221_792257052" text:style-name="Index_20_Link" text:visited-style-name="Index_20_Link">Holdings Collections<text:tab/>10</text:a></text:p>
          <text:p text:style-name="P77"><text:a xlink:type="simple" xlink:href="#__RefHeading__812_173360294" text:style-name="Index_20_Link" text:visited-style-name="Index_20_Link">Kø værktøj - holdings-collections-queue-tool.jar<text:tab/>10</text:a></text:p>
          <text:p text:style-name="P76"><text:a xlink:type="simple" xlink:href="#__RefHeading__225_792257052" text:style-name="Index_20_Link" text:visited-style-name="Index_20_Link">Holdings Items<text:tab/>10</text:a></text:p>
          <text:p text:style-name="P77"><text:a xlink:type="simple" xlink:href="#__RefHeading__591_222413498" text:style-name="Index_20_Link" text:visited-style-name="Index_20_Link">Kø værktøj - holdings-items-queue-tool.jar<text:tab/>10</text:a></text:p>
          <text:p text:style-name="P77"><text:a xlink:type="simple" xlink:href="#__RefHeading__593_222413498" text:style-name="Index_20_Link" text:visited-style-name="Index_20_Link">Import værktøj til test - integra-data.py<text:tab/>10</text:a></text:p>
          <text:p text:style-name="P58"><text:a xlink:type="simple" xlink:href="#__RefHeading__1246_1945496417" text:style-name="Index_20_Link" text:visited-style-name="Index_20_Link">Java API dokumentation<text:tab/>11</text:a></text:p>
        </text:index-body>
      </text:table-of-content>
      <text:p text:style-name="P2"/>
      <text:p text:style-name="P36"/>
      <text:p text:style-name="P1">Formålet, med at inkludere beholdningsdata i brønden, er at kunne afgrænse søgeresultater i forhold til tilgængelighed a<text:span text:style-name="T33">f</text:span> materiale. For eksempel at kunne søge på materiale<text:span text:style-name="T2">r,</text:span> <text:span text:style-name="T2">som </text:span>er hjemme <text:span text:style-name="T28">eller tilgængeligt online </text:span>på et givent bibliotek. </text:p>
      <text:p text:style-name="P26">Der skal også kunne udleveres lokaliseringer for materialer. For eksempel hvor mange biblioteker, der ejer materialet og hvor mange, som udlåner det. <text:span text:style-name="T33">Fællesposter afgrænses ud fra beholdningsdata.</text:span></text:p>
      <text:p text:style-name="P32">Behold+ består af to service<text:span text:style-name="T26">s</text:span> til at modtage opdaterede beholddata og <text:span text:style-name="T20">post kilder. Samt </text:span>databaser til at opbevare data <text:span text:style-name="T33">i</text:span>. Data fra databaserne indekseres ind i <text:span text:style-name="T2">en separat core i den </text:span>SOLR, som indeholder det øvrige brøndindeks. Herfra kan det bruges til at afgrænse søgninger i <text:span text:style-name="T20">denne</text:span>.</text:p>
      <text:p text:style-name="P32"/>
      <text:p text:style-name="Text_20_body"><draw:frame draw:style-name="fr1" draw:name="Object1" text:anchor-type="as-char" svg:y="-1.0291in" svg:width="6.4744in" svg:height="3.3236in" draw:z-index="0"><draw:object xlink:href="./Object 1" xlink:type="simple" xlink:show="embed" xlink:actuate="onLoad"/><draw:image xlink:href="./ObjectReplacements/Object 1" xlink:type="simple" xlink:show="embed" xlink:actuate="onLoad"/></draw:frame></text:p>
      <text:p text:style-name="P32"/>
      <text:p text:style-name="P34"/>
      <text:h text:style-name="P59" text:outline-level="1"><text:bookmark-start text:name="__RefHeading__203_792257052"/>Datamodel<text:bookmark-end text:name="__RefHeading__203_792257052"/></text:h>
      <text:h text:style-name="P64" text:outline-level="2"><text:bookmark-start text:name="__RefHeading__205_792257052"/>Holdings Collections DB<text:bookmark-end text:name="__RefHeading__205_792257052"/></text:h>
      <text:p text:style-name="Standard"><draw:frame draw:style-name="fr2" draw:name="Object4" text:anchor-type="as-char" svg:width="2.0465in" svg:height="1.3244in" draw:z-index="3"><draw:object xlink:href="./Object 4" xlink:type="simple" xlink:show="embed" xlink:actuate="onLoad"/><draw:image xlink:href="./ObjectReplacements/Object 4" xlink:type="simple" xlink:show="embed" xlink:actuate="onLoad"/></draw:frame></text:p>
      <text:p text:style-name="Standard"/>
      <text:p text:style-name="P33">Elementer i denne database beskriver post kilder. Den anvendes sammen <text:span text:style-name="T28">med </text:span>de øvrige beholdningsdata for at kunne afgrænse søgninger til bestemte kilder. <text:span text:style-name="T18">Den opdateres kun når nye kilder tilføjes til brønden.</text:span></text:p>
      <text:p text:style-name="Standard"/>
      <text:h text:style-name="P64" text:outline-level="2"><text:bookmark-start text:name="__DdeLink__4_850238132"/><text:bookmark-start text:name="__RefHeading__207_792257052"/>Holdings Items DB<text:bookmark-end text:name="__RefHeading__207_792257052"/></text:h>
      <text:p text:style-name="P10"><text:bookmark-end text:name="__DdeLink__4_850238132"/><draw:frame draw:style-name="fr3" draw:name="Object2" text:anchor-type="as-char" svg:y="-2.2402in" svg:width="5.9075in" svg:height="2.4319in" draw:z-index="1"><draw:object xlink:href="./Object 2" xlink:type="simple" xlink:show="embed" xlink:actuate="onLoad"/><draw:image xlink:href="./ObjectReplacements/Object 2" xlink:type="simple" xlink:show="embed" xlink:actuate="onLoad"/></draw:frame></text:p>
      <text:p text:style-name="P11">Denne database indeholder de egentlige beholdningsdata.</text:p>
      <text:p text:style-name="P11"><text:span text:style-name="T22">HoldingsItems</text:span><text:span text:style-name="T21">Collection</text:span> tabellen indeholder <text:span text:style-name="T18">et biblioteks </text:span>fællesdata for et materiale.</text:p>
      <text:p text:style-name="P11">Item tabellen indeholder bibliotekets data for de enkelte eksemplarer af dette materiale.</text:p>
      <text:p text:style-name="P14">De fleste af felterne er de samme som er beskrevet i <text:span text:style-name="T21">HoldingsItemsUpdate</text:span> servicen. </text:p>
      <text:p text:style-name="P14">Derudover er der tidsstempler:</text:p>
      <text:list xml:id="list6042031528594491186" text:style-name="L1">
        <text:list-item>
          <text:p text:style-name="P54"><text:span text:style-name="T19">created</text:span>: Tidsstempel for oprettelse</text:p>
        </text:list-item>
        <text:list-item>
          <text:p text:style-name="P54"><text:span text:style-name="T19">modified</text:span>:<text:bookmark-start text:name="__DdeLink__585_222413498"/>Tidsstempel seneste opdatering<text:bookmark-end text:name="__DdeLink__585_222413498"/></text:p>
        </text:list-item>
        <text:list-item>
          <text:p text:style-name="P54"><text:span text:style-name="T19">complete</text:span>: Tidsstempel seneste komplette opdatering af materialet</text:p>
        </text:list-item>
      </text:list>
      <text:p text:style-name="P12"/>
      <text:h text:style-name="P65" text:outline-level="2"><text:bookmark-start text:name="__RefHeading__209_792257052"/><text:soft-page-break/>Solr<text:bookmark-end text:name="__RefHeading__209_792257052"/></text:h>
      <text:p text:style-name="P15"><draw:frame draw:style-name="fr3" draw:name="Object3" text:anchor-type="as-char" svg:y="-2.2945in" svg:width="4.0701in" svg:height="6.1756in" draw:z-index="2"><draw:object xlink:href="./Object 3" xlink:type="simple" xlink:show="embed" xlink:actuate="onLoad"/><draw:image xlink:href="./ObjectReplacements/Object 3" xlink:type="simple" xlink:show="embed" xlink:actuate="onLoad"/><svg:desc>OLE-object</svg:desc></draw:frame></text:p>
      <text:p text:style-name="P16">Sammenkædning mellem beholdningsdata og brønddokumenter sker gennem <text:bookmark-start text:name="__DdeLink__594_222413498"/>parentDocId<text:bookmark-end text:name="__DdeLink__594_222413498"/> i Holdings Items dokumenter <text:span text:style-name="T29">og childDocId i brønddokumenter</text:span>. Hvis biblioteker har sin egen post i brønden så peger parentDocId på dette. Ellers vil parentDocId pege på det fælles DBC postdo<text:span text:style-name="T34">k</text:span>ument i brønden</text:p>
      <text:p text:style-name="P18">Der søges o<text:span text:style-name="T26">g</text:span> tilknyttes brønddokumenter i <text:span text:style-name="T35">følgende </text:span>prioriteringsorden:</text:p>
      <text:list xml:id="list1332694613125097132" text:style-name="L2">
        <text:list-item>
          <text:p text:style-name="P55"><text:bookmark-start text:name="__DdeLink__600_222413498"/>&lt;agency<text:span text:style-name="T25">Id</text:span>&gt;-katalog:&lt;bibliographicRecordId&gt;<text:bookmark-end text:name="__DdeLink__600_222413498"/></text:p>
        </text:list-item>
        <text:list-item>
          <text:p text:style-name="P56">Opslag baseret på biblioteks type. F.eks. 30000-katalog for skole biblioteker</text:p>
        </text:list-item>
        <text:list-item>
          <text:p text:style-name="P55"><text:bookmark-start text:name="__DdeLink__789_1242436551"/>870970-basis<text:bookmark-end text:name="__DdeLink__789_1242436551"/>:&lt;bibliographicRecordId&gt;</text:p>
        </text:list-item>
      </text:list>
      <text:p text:style-name="P17"/>
      <text:h text:style-name="P73" text:outline-level="3"><text:bookmark-start text:name="__RefHeading__826_1805099647"/><text:span text:style-name="T43">Udskudt</text:span> Genindeksering <text:span text:style-name="T42">af Beholdningsdata</text:span><text:bookmark-end text:name="__RefHeading__826_1805099647"/></text:h>
      <text:p text:style-name="P57">Sammenkædningen med brønddokumenter betyder at beholdningsdata skal genindekseres hvis der ændres på brøndindekset.</text:p>
      <text:p text:style-name="P28"><text:soft-page-break/>F.eks. kan beholdningen ikke tilknyttes bibliotekets egen post, hvis denne post endnu ikke er blevet indekseret <text:span text:style-name="T38">og kan findes i brønd indekset</text:span>. </text:p>
      <text:p text:style-name="P28">I det tilfælde vil beholdnings data blive tilknyttet fælles posten <text:span text:style-name="T39">870970-basis</text:span>. Lignende problemer kan forekomme hvis biblioteket går fra egen post til at bruge fælles posten, eller omvendt.</text:p>
      <text:p text:style-name="P29">For at håndtere dette skal beholdningsdata indekseres igen når et dokument bliver opdateret i brønden.</text:p>
      <text:p text:style-name="P29"><text:span text:style-name="T43">Geni</text:span>ndeksering<text:span text:style-name="T43">en udskydes indtil </text:span>det opdaterede brønddokument er synligt <text:span text:style-name="T41">for søgning</text:span>. <text:span text:style-name="T41">Derefter bliver beholdningsdata </text:span>genindekser<text:span text:style-name="T41">et og</text:span> <text:span text:style-name="T40">kan tilknyttes sig til det rigtige dokument.</text:span></text:p>
      <text:p text:style-name="P19"/>
      <text:h text:style-name="P61" text:outline-level="1"><text:bookmark-start text:name="__RefHeading__743_1945496417"/>Søgning<text:bookmark-end text:name="__RefHeading__743_1945496417"/></text:h>
      <text:p text:style-name="P21">Søgning i Solr kan kombineres med søgning i beholdningsdata ved at <text:span text:style-name="T36">l</text:span>ave en ”join” søgning mod beholdnings core'en i Solr.</text:p>
      <text:p text:style-name="P21"><text:bookmark-start text:name="__DdeLink__576_1292335117"/>En Solr søgning som:</text:p>
      <text:p text:style-name="P48"><text:bookmark-end text:name="__DdeLink__576_1292335117"/>q=aldrig</text:p>
      <text:p text:style-name="P22">Kombineres med en filtrering :</text:p>
      <text:p text:style-name="P49">fq={!join from=parentDocId to=<text:span text:style-name="T30">childDocId</text:span> fromIndex=<text:span text:style-name="T27">beholdplus</text:span>} holdingsitem.status:onshelf</text:p>
      <text:p text:style-name="P24">Hvor ”beholdplus” er navnet på den solr core, som indeholder beholdningsdata</text:p>
      <text:h text:style-name="P66" text:outline-level="2"><text:bookmark-start text:name="__RefHeading__233_792257052"/>Filtrering på behold+ data: Status for materialet <text:span text:style-name="T5">(US#1354)</text:span><text:bookmark-end text:name="__RefHeading__233_792257052"/></text:h>
      <text:p text:style-name="P27">Opensearch:</text:p>
      <text:p text:style-name="P38">&lt;?xml version="1.0" encoding="UTF-8"?&gt;</text:p>
      <text:p text:style-name="P38">&lt;SOAP-ENV:Envelope xmlns:SOAP-ENV="http://schemas.xmlsoap.org/soap/envelope/" xmlns:ns1="http://oss.dbc.dk/ns/opensearch"&gt;</text:p>
      <text:p text:style-name="P38"><text:s text:c="2"/>&lt;SOAP-ENV:Body&gt;</text:p>
      <text:p text:style-name="P38"><text:s text:c="4"/>&lt;ns1:searchRequest&gt;</text:p>
      <text:p text:style-name="P38"><text:s text:c="6"/>&lt;ns1:query&gt;aldrig and holdingsitem.status=onshelf&lt;/ns1:query&gt;</text:p>
      <text:p text:style-name="P38"><text:s text:c="6"/>&lt;ns1:agency&gt;735000&lt;/ns1:agency&gt;</text:p>
      <text:p text:style-name="P38"><text:s text:c="6"/>&lt;ns1:profile&gt;test&lt;/ns1:profile&gt;</text:p>
      <text:p text:style-name="P38"><text:s text:c="4"/>&lt;/ns1:searchRequest&gt;</text:p>
      <text:p text:style-name="P38"><text:s text:c="2"/>&lt;/SOAP-ENV:Body&gt;</text:p>
      <text:p text:style-name="P38">&lt;/SOAP-ENV:Envelope&gt;</text:p>
      <text:p text:style-name="P35">Solr:</text:p>
      <text:p text:style-name="P39"><text:bookmark-start text:name="__DdeLink__507_1492250633"/>q=aldrig&amp;fq={!join from=parentDocId to= <text:span text:style-name="T30">childDocId</text:span> fromIndex=<text:span text:style-name="T27">beholdplus</text:span> defType=edismax} holdingsitem.status:onshelf&amp;defType=edismax<text:bookmark-end text:name="__DdeLink__507_1492250633"/></text:p>
      <text:h text:style-name="P67" text:outline-level="2"><text:bookmark-start text:name="__RefHeading__235_792257052"/>Filtrering på behold+ data: Materialets fysiske placering (US#1355)<text:bookmark-end text:name="__RefHeading__235_792257052"/></text:h>
      <text:p text:style-name="P27">Opensearch:</text:p>
      <text:p text:style-name="P40">&lt;?xml version="1.0" encoding="UTF-8"?&gt;</text:p>
      <text:p text:style-name="P40">&lt;SOAP-ENV:Envelope xmlns:SOAP-ENV="http://schemas.xmlsoap.org/soap/envelope/" xmlns:ns1="http://oss.dbc.dk/ns/opensearch"&gt;</text:p>
      <text:p text:style-name="P40"><text:s text:c="2"/>&lt;SOAP-ENV:Body&gt;</text:p>
      <text:p text:style-name="P40"><text:s text:c="4"/>&lt;ns1:searchRequest&gt;</text:p>
      <text:p text:style-name="P40"><text:s text:c="6"/>&lt;ns1:query&gt;<text:bookmark-start text:name="__DdeLink__509_1492250633"/>aldrig and holdingsitem.branch=lejre<text:bookmark-end text:name="__DdeLink__509_1492250633"/>&lt;/ns1:query&gt;</text:p>
      <text:p text:style-name="P40"><text:s text:c="6"/>&lt;ns1:agency&gt;735000&lt;/ns1:agency&gt;</text:p>
      <text:p text:style-name="P40"><text:s text:c="6"/>&lt;ns1:profile&gt;test&lt;/ns1:profile&gt;</text:p>
      <text:p text:style-name="P40"><text:s text:c="4"/>&lt;/ns1:searchRequest&gt;</text:p>
      <text:p text:style-name="P40"><text:s text:c="2"/>&lt;/SOAP-ENV:Body&gt;</text:p>
      <text:p text:style-name="P40">&lt;/SOAP-ENV:Envelope&gt;</text:p>
      <text:p text:style-name="P40"/>
      <text:p text:style-name="P40">&lt;?xml version="1.0" encoding="UTF-8"?&gt;</text:p>
      <text:p text:style-name="P40">&lt;SOAP-ENV:Envelope xmlns:SOAP-ENV="http://schemas.xmlsoap.org/soap/envelope/" xmlns:ns1="http://oss.dbc.dk/ns/opensearch"&gt;</text:p>
      <text:p text:style-name="P40"><text:s text:c="2"/>&lt;SOAP-ENV:Body&gt;</text:p>
      <text:p text:style-name="P40"><text:s text:c="4"/>&lt;ns1:searchRequest&gt;</text:p>
      <text:p text:style-name="P40"><text:s text:c="6"/>&lt;ns1:query&gt;aldrig and holdingsitem.department=musik&lt;/ns1:query&gt;</text:p>
      <text:p text:style-name="P40"><text:s text:c="6"/>&lt;ns1:agency&gt;735000&lt;/ns1:agency&gt;</text:p>
      <text:p text:style-name="P40"><text:s text:c="6"/>&lt;ns1:profile&gt;test&lt;/ns1:profile&gt;</text:p>
      <text:p text:style-name="P40"><text:s text:c="4"/>&lt;/ns1:searchRequest&gt;</text:p>
      <text:p text:style-name="P40"><text:s text:c="2"/>&lt;/SOAP-ENV:Body&gt;</text:p>
      <text:p text:style-name="P40">&lt;/SOAP-ENV:Envelope&gt;</text:p>
      <text:p text:style-name="P40"/>
      <text:p text:style-name="P40">&lt;?xml version="1.0" encoding="UTF-8"?&gt;</text:p>
      <text:p text:style-name="P40">&lt;SOAP-ENV:Envelope xmlns:SOAP-ENV="http://schemas.xmlsoap.org/soap/envelope/" xmlns:ns1="http://oss.dbc.dk/ns/opensearch"&gt;</text:p>
      <text:p text:style-name="P40"><text:s text:c="2"/>&lt;SOAP-ENV:Body&gt;</text:p>
      <text:p text:style-name="P40"><text:s text:c="4"/>&lt;ns1:searchRequest&gt;</text:p>
      <text:p text:style-name="P40"><text:s text:c="6"/>&lt;ns1:query&gt;aldrig and holdingsitem.location=krimi&lt;/ns1:query&gt;</text:p>
      <text:p text:style-name="P40"><text:s text:c="6"/>&lt;ns1:agency&gt;735000&lt;/ns1:agency&gt;</text:p>
      <text:p text:style-name="P40"><text:soft-page-break/><text:s text:c="6"/>&lt;ns1:profile&gt;test&lt;/ns1:profile&gt;</text:p>
      <text:p text:style-name="P40"><text:s text:c="4"/>&lt;/ns1:searchRequest&gt;</text:p>
      <text:p text:style-name="P40"><text:s text:c="2"/>&lt;/SOAP-ENV:Body&gt;</text:p>
      <text:p text:style-name="P40">&lt;/SOAP-ENV:Envelope&gt;</text:p>
      <text:p text:style-name="P35">Solr:</text:p>
      <text:p text:style-name="P41"/>
      <text:p text:style-name="P39"><text:bookmark-start text:name="__DdeLink__507_14922506331"/>q=aldrig&amp;fq={!join from=parentDocId to=<text:span text:style-name="T30">childDocId</text:span> fromIndex=<text:span text:style-name="T27">beholdplus</text:span> defType=edismax} <text:span text:style-name="T14">holdingsitem.branch:lejre</text:span>&amp;defType=edismax<text:bookmark-end text:name="__DdeLink__507_14922506331"/></text:p>
      <text:p text:style-name="P42"/>
      <text:p text:style-name="P39"><text:bookmark-start text:name="__DdeLink__507_149225063311"/>q=aldrig&amp;fq={!join from=parentDocId to=<text:span text:style-name="T30">childDocId</text:span> fromIndex=<text:span text:style-name="T27">beholdplus</text:span> defType=edismax} <text:span text:style-name="T14">holdingsitem.department:musik</text:span>&amp;defType=edismax<text:bookmark-end text:name="__DdeLink__507_149225063311"/></text:p>
      <text:p text:style-name="P42"/>
      <text:p text:style-name="P52"><text:bookmark-start text:name="__DdeLink__507_149225063312"/>q=aldrig&amp;fq={!join from=parentDocId to=<text:span text:style-name="T30">childDocId</text:span> fromIndex=<text:span text:style-name="T27">beholdplus</text:span> defType=edismax} <text:span text:style-name="T14">holdingsitem.location:krimi</text:span>&amp;defType=edismax<text:bookmark-end text:name="__DdeLink__507_149225063312"/></text:p>
      <text:h text:style-name="P68" text:outline-level="2"><text:bookmark-start text:name="__RefHeading__237_792257052"/>Filtrering på behold+ data: Materialets itemId (US#1356)<text:bookmark-end text:name="__RefHeading__237_792257052"/></text:h>
      <text:p text:style-name="P27">Opensearch:</text:p>
      <text:p text:style-name="P53">&lt;?xml version="1.0" encoding="UTF-8"?&gt;</text:p>
      <text:p text:style-name="P51">&lt;SOAP-ENV:Envelope xmlns:SOAP-ENV="http://schemas.xmlsoap.org/soap/envelope/" xmlns:ns1="http://oss.dbc.dk/ns/opensearch"&gt;</text:p>
      <text:p text:style-name="P51"><text:s text:c="2"/>&lt;SOAP-ENV:Body&gt;</text:p>
      <text:p text:style-name="P51"><text:s text:c="4"/>&lt;ns1:searchRequest&gt;</text:p>
      <text:p text:style-name="P51"><text:s text:c="6"/>&lt;ns1:query&gt;aldrig and holdingsitem.itemId=3243292068&lt;/ns1:query&gt;</text:p>
      <text:p text:style-name="P51"><text:s text:c="6"/>&lt;ns1:agency&gt;735000&lt;/ns1:agency&gt;</text:p>
      <text:p text:style-name="P51"><text:s text:c="6"/>&lt;ns1:profile&gt;test&lt;/ns1:profile&gt;</text:p>
      <text:p text:style-name="P51"><text:s text:c="4"/>&lt;/ns1:searchRequest&gt;</text:p>
      <text:p text:style-name="P51"><text:s text:c="2"/>&lt;/SOAP-ENV:Body&gt;</text:p>
      <text:p text:style-name="P51">&lt;/SOAP-ENV:Envelope&gt;</text:p>
      <text:p text:style-name="P50">Solr:</text:p>
      <text:p text:style-name="P43"><text:bookmark-start text:name="__DdeLink__507_1492250633111"/>q=aldrig&amp;fq={!join from=parentDocId to=<text:span text:style-name="T30">childDocId</text:span> fromIndex=<text:span text:style-name="T27">beholdplus</text:span> defType=edismax} <text:span text:style-name="T3">holdingsitem.itemId:3243292068</text:span>&amp;defType=edismax<text:bookmark-end text:name="__DdeLink__507_1492250633111"/></text:p>
      <text:h text:style-name="P66" text:outline-level="2"><text:bookmark-start text:name="__RefHeading__239_792257052"/>Filtrering på behold+ data: Materialets accessionsdato <text:span text:style-name="T5">(US#1357)</text:span><text:bookmark-end text:name="__RefHeading__239_792257052"/></text:h>
      <text:p text:style-name="P27">Opensearch:</text:p>
      <text:p text:style-name="P44">&lt;?xml version="1.0" encoding="UTF-8"?&gt;</text:p>
      <text:p text:style-name="P44">&lt;SOAP-ENV:Envelope xmlns:SOAP-ENV="http://schemas.xmlsoap.org/soap/envelope/" xmlns:ns1="http://oss.dbc.dk/ns/opensearch"&gt;</text:p>
      <text:p text:style-name="P44"><text:s text:c="2"/>&lt;SOAP-ENV:Body&gt;</text:p>
      <text:p text:style-name="P44"><text:s text:c="4"/>&lt;ns1:searchRequest&gt;</text:p>
      <text:p text:style-name="P44"><text:s text:c="6"/>&lt;ns1:query&gt;aldrig and holdingsitem.accessionDate="1999-07-26T22:00:00Z"&lt;/ns1:query&gt;</text:p>
      <text:p text:style-name="P44"><text:s text:c="6"/>&lt;ns1:agency&gt;735000&lt;/ns1:agency&gt;</text:p>
      <text:p text:style-name="P44"><text:s text:c="6"/>&lt;ns1:profile&gt;test&lt;/ns1:profile&gt;</text:p>
      <text:p text:style-name="P44"><text:s text:c="4"/>&lt;/ns1:searchRequest&gt;</text:p>
      <text:p text:style-name="P44"><text:s text:c="2"/>&lt;/SOAP-ENV:Body&gt;</text:p>
      <text:p text:style-name="P44">&lt;/SOAP-ENV:Envelope&gt;</text:p>
      <text:p text:style-name="P44"/>
      <text:p text:style-name="P44">&lt;?xml version="1.0" encoding="UTF-8"?&gt;</text:p>
      <text:p text:style-name="P44">&lt;SOAP-ENV:Envelope xmlns:SOAP-ENV="http://schemas.xmlsoap.org/soap/envelope/" xmlns:ns1="http://oss.dbc.dk/ns/opensearch"&gt;</text:p>
      <text:p text:style-name="P44"><text:s text:c="2"/>&lt;SOAP-ENV:Body&gt;</text:p>
      <text:p text:style-name="P44"><text:s text:c="4"/>&lt;ns1:searchRequest&gt;</text:p>
      <text:p text:style-name="P44"><text:s text:c="6"/>&lt;ns1:query&gt;aldrig and holdingsitem.accessionDate<text:span text:style-name="T4">&gt;</text:span>="<text:bookmark-start text:name="__DdeLink__542_1492250633"/><text:span text:style-name="T4">2010</text:span>-0<text:span text:style-name="T4">1</text:span>-<text:span text:style-name="T4">01</text:span>T<text:span text:style-name="T4">00</text:span>:00:00Z<text:bookmark-end text:name="__DdeLink__542_1492250633"/>"&lt;/ns1:query&gt;</text:p>
      <text:p text:style-name="P44"><text:s text:c="6"/>&lt;ns1:agency&gt;735000&lt;/ns1:agency&gt;</text:p>
      <text:p text:style-name="P44"><text:s text:c="6"/>&lt;ns1:profile&gt;test&lt;/ns1:profile&gt;</text:p>
      <text:p text:style-name="P44"><text:s text:c="4"/>&lt;/ns1:searchRequest&gt;</text:p>
      <text:p text:style-name="P44"><text:s text:c="2"/>&lt;/SOAP-ENV:Body&gt;</text:p>
      <text:p text:style-name="P44">&lt;/SOAP-ENV:Envelope&gt;</text:p>
      <text:p text:style-name="P35">Solr:</text:p>
      <text:p text:style-name="P43"><text:bookmark-start text:name="__DdeLink__507_14922506331111"/>q=aldrig&amp;fq={!join from=parentDocId to=<text:span text:style-name="T30">childDocId</text:span> fromIndex=<text:span text:style-name="T27">beholdplus</text:span> defType=edismax} <text:span text:style-name="T14">holdingsitem.accessionDate:"1999\-07\-26T22\:00\:00Z"</text:span>&amp;defType=edismax<text:bookmark-end text:name="__DdeLink__507_14922506331111"/></text:p>
      <text:p text:style-name="P38"/>
      <text:p text:style-name="P43"><text:bookmark-start text:name="__DdeLink__507_14922506331112"/>q=aldrig&amp;fq={!join from=parentDocId to=<text:span text:style-name="T30">childDocId </text:span>fromIndex=<text:span text:style-name="T27">beholdplus</text:span> defType=edismax} <text:span text:style-name="T15">holdingsitem.accessionDate:[""2010-01-01T00:00:00Z"" TO *]</text:span>&amp;defType=edismax<text:bookmark-end text:name="__DdeLink__507_14922506331112"/></text:p>
      <text:p text:style-name="P45"/>
      <text:h text:style-name="P66" text:outline-level="2"><text:bookmark-start text:name="__RefHeading__241_792257052"/><text:soft-page-break/>Filtrering på behold+ data: Filtrering på flere kriterier <text:span text:style-name="T5">(US#1358)</text:span><text:bookmark-end text:name="__RefHeading__241_792257052"/></text:h>
      <text:p text:style-name="P27">Opensearch:</text:p>
      <text:p text:style-name="P46">&lt;?xml version="1.0" encoding="UTF-8"?&gt;</text:p>
      <text:p text:style-name="P46">&lt;SOAP-ENV:Envelope xmlns:SOAP-ENV="http://schemas.xmlsoap.org/soap/envelope/" xmlns:ns1="http://oss.dbc.dk/ns/opensearch"&gt;</text:p>
      <text:p text:style-name="P46"><text:s text:c="2"/>&lt;SOAP-ENV:Body&gt;</text:p>
      <text:p text:style-name="P46"><text:s text:c="4"/>&lt;ns1:searchRequest&gt;</text:p>
      <text:p text:style-name="P46"><text:s text:c="6"/>&lt;ns1:query&gt;aldrig and holdingsitem.branch=lejre and holdingsitem.status=onshelf&lt;/ns1:query&gt;</text:p>
      <text:p text:style-name="P46"><text:s text:c="6"/>&lt;ns1:agency&gt;735000&lt;/ns1:agency&gt;</text:p>
      <text:p text:style-name="P46"><text:s text:c="6"/>&lt;ns1:profile&gt;test&lt;/ns1:profile&gt;</text:p>
      <text:p text:style-name="P46"><text:s text:c="4"/>&lt;/ns1:searchRequest&gt;</text:p>
      <text:p text:style-name="P46"><text:s text:c="2"/>&lt;/SOAP-ENV:Body&gt;</text:p>
      <text:p text:style-name="P46">&lt;/SOAP-ENV:Envelope&gt;</text:p>
      <text:p text:style-name="P35">Solr:</text:p>
      <text:p text:style-name="P47"><text:bookmark-start text:name="__DdeLink__507_149225063311111"/>q=aldrig&amp;fq={!join from=parentDocId to=<text:span text:style-name="T30">childDocId </text:span>fromIndex=<text:span text:style-name="T27">beholdplus</text:span> defType=edismax} <text:span text:style-name="T15">holdingsitem.branch:lejre&amp;fq=holdingsitem.status:onshelf</text:span>&amp;defType=edismax<text:bookmark-end text:name="__DdeLink__507_149225063311111"/></text:p>
      <text:p text:style-name="P37"/>
      <text:p text:style-name="P20"/>
      <text:h text:style-name="P62" text:outline-level="1"><text:bookmark-start text:name="__RefHeading__213_792257052"/>Update Service<text:bookmark-end text:name="__RefHeading__213_792257052"/></text:h>
      <text:h text:style-name="P69" text:outline-level="2"><text:bookmark-start text:name="__RefHeading__215_792257052"/>Holdings Items<text:bookmark-end text:name="__RefHeading__215_792257052"/></text:h>
      <text:p text:style-name="P3"><text:span text:style-name="T23">M</text:span>odtage<text:span text:style-name="T23">r</text:span> beholdningsopdateringer. </text:p>
      <text:p text:style-name="P5"><text:bookmark-start text:name="__DdeLink__242_792257052"/>Interface er SOAP. <text:span text:style-name="T23">Interface beskrivelse WSDL/XSD kan findes her:</text:span></text:p>
      <text:p text:style-name="P13"><text:a xlink:type="simple" xlink:href="https://svn.dbc.dk/repos/WSContracts/holdingsItemsUpdate/trunk/holdingsItemsUpdate.wsdl">https://svn.dbc.dk/repos/WSContracts/holdingsItemsUpdate/trunk/</text:a></text:p>
      <text:p text:style-name="P6">En opdatering kan indeholde data for flere <text:span text:style-name="T16">materialer</text:span><text:span text:style-name="T6">. For hver </text:span><text:span text:style-name="T8">materiale </text:span><text:span text:style-name="T6">kan data enten være en total </text:span><text:span text:style-name="T8">af alle eksemplarer af dette materiale </text:span><text:span text:style-name="T6">eller en opdatering </text:span><text:span text:style-name="T9">af enkelte eksemplarer</text:span><text:span text:style-name="T6">.</text:span></text:p>
      <text:p text:style-name="P9">Er det en total, så vil <text:span text:style-name="T16">eksemplardata for materialet </text:span>blive nedlagt, hvis de eksisterer <text:span text:style-name="T16">i databasen og</text:span> ikke er med i totalen.</text:p>
      <text:p text:style-name="P8">Ved opdateringer oprettes, ændres eller nedlægges <text:span text:style-name="T16">eksemplarer, </text:span>som er med i opdateringen. <text:span text:style-name="T16">Eksemplarer som ikke er med i opdateringen, ændres ikke.</text:span></text:p>
      <text:p text:style-name="P7"><text:span text:style-name="T8">Eksemplarer</text:span><text:span text:style-name="T9">s data</text:span><text:span text:style-name="T8"> </text:span><text:span text:style-name="T6">bliver </text:span><text:span text:style-name="T7">ikke </text:span><text:span text:style-name="T6">slettet fra databasen. I stedet bliver de markeret som nedlagt (</text:span><text:span text:style-name="T31">deco</text:span><text:span text:style-name="T32">m</text:span><text:span text:style-name="T31">missioned</text:span><text:span text:style-name="T6">) og bliver fjernet fra Solr indekset. </text:span></text:p>
      <text:p text:style-name="P7"><text:span text:style-name="T6">Hvis der ikke er flere </text:span><text:span text:style-name="T8">eksemplarer </text:span><text:span text:style-name="T6">tilbage for </text:span><text:span text:style-name="T8">materialet</text:span><text:span text:style-name="T6">, så </text:span><text:span text:style-name="T11">oprettes</text:span><text:span text:style-name="T6"> </text:span><text:span text:style-name="T8">et</text:span><text:span text:style-name="T6"> enkelt dokument i Solr (</text:span><text:span text:style-name="T31">Deco</text:span><text:span text:style-name="T32">m</text:span><text:span text:style-name="T31">missioned Holdings Items Document</text:span><text:span text:style-name="T6">), således at man kan se hvornår den </text:span><text:span text:style-name="T7">sidste blev nedlagt. </text:span><text:span text:style-name="T8">Dette er nødvendig</text:span><text:span text:style-name="T13">t</text:span><text:span text:style-name="T8"> af hensyn til e</text:span><text:span text:style-name="T10">ks</text:span><text:span text:style-name="T8">port af data til OCLC.</text:span></text:p>
      <text:p text:style-name="P25">For at undgå kollisioner, hvor et bibliotek forsøger at oprette flere eksemplarer af et nyt materiale samtidigt, er der indført en låsning på biblioteket (agencyId). Dette gøres for at undgå at de samtidige opdateringer begge to forsøger at oprette en ny HoldingsItemsCollection for det nye materiale. Med denne låsning vil den første opdatering oprette nyt HoldingsItemsCollection og <text:s/>HoldingsItemsItem og den anden vil oprette et nyt HoldingsItemsItem og tilknytte til den eksisterende HoldingsItemsCollection</text:p>
      <text:h text:style-name="P70" text:outline-level="2"><text:bookmark-end text:name="__DdeLink__242_792257052"/><text:bookmark-start text:name="__RefHeading__217_792257052"/>Holdings Collections<text:bookmark-end text:name="__RefHeading__217_792257052"/></text:h>
      <text:p text:style-name="P3">Bruges til at oprette og slette <text:span text:style-name="T17">kilde definitioner</text:span>. </text:p>
      <text:p text:style-name="P5">Interface er SOAP</text:p>
      <text:p text:style-name="P14">Servicen bliver kun brugt internt i DBC.</text:p>
      <text:h text:style-name="P60" text:outline-level="1"><text:bookmark-start text:name="__RefHeading__219_792257052"/>Værktøjer<text:bookmark-end text:name="__RefHeading__219_792257052"/></text:h>
      <text:h text:style-name="P71" text:outline-level="2"><text:bookmark-start text:name="__RefHeading__221_792257052"/>Holdings Collections<text:bookmark-end text:name="__RefHeading__221_792257052"/></text:h>
      <text:h text:style-name="P74" text:outline-level="3"><text:bookmark-start text:name="__RefHeading__812_173360294"/>Kø værktøj - <text:span text:style-name="T37">holdings-collections-queue-tool.jar</text:span><text:bookmark-end text:name="__RefHeading__812_173360294"/></text:h>
      <text:p text:style-name="P4">Bruges til at lægge data fra tabeller på kø til behandling af f.eks. indeksering</text:p>
      <text:h text:style-name="P72" text:outline-level="2"><text:bookmark-start text:name="__RefHeading__225_792257052"/>Holdings Items<text:bookmark-end text:name="__RefHeading__225_792257052"/></text:h>
      <text:h text:style-name="P75" text:outline-level="3"><text:bookmark-start text:name="__RefHeading__591_222413498"/><text:span text:style-name="T24">Kø værktøj - </text:span><text:span text:style-name="T12">holdings-items-queue-tool.jar</text:span><text:bookmark-end text:name="__RefHeading__591_222413498"/></text:h>
      <text:p text:style-name="P4">Bruges til at lægge data fra tabeller på kø til behandling af f.eks. indeksering</text:p>
      <text:p text:style-name="P4">Kan køres enten for alle beholdninger i databasen eller for en eller flere holdings items collections angivet ved sæt af &lt;agencyId bibliographicRecordId issueId&gt;</text:p>
      <text:h text:style-name="P74" text:outline-level="3"><text:bookmark-start text:name="__RefHeading__593_222413498"/>Import værktøj til test - integra-data.py<text:bookmark-end text:name="__RefHeading__593_222413498"/></text:h>
      <text:p text:style-name="P23">Kun brugt til at generere test data til performance test</text:p>
      <text:h text:style-name="P63" text:outline-level="1"><text:bookmark-start text:name="__RefHeading__1246_1945496417"/>Java API dokumentation<text:bookmark-end text:name="__RefHeading__1246_1945496417"/></text:h>
      <text:p text:style-name="P34"><text:a xlink:type="simple" xlink:href="http://is.dbc.dk/job/holdings-collections/javadoc/">http://is.dbc.dk/job/holdings-collections/javadoc/</text:a></text:p>
      <text:p text:style-name="P34"><text:a xlink:type="simple" xlink:href="http://is.dbc.dk/job/holdings-items/javadoc/">http://is.dbc.dk/job/holdings-items/javadoc/</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roman"/>
    <style:font-face style:name="FreeSans2" svg:font-family="FreeSans" style:font-family-generic="swiss"/>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a" fo:country="DK"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background-color="transparent">
        <style:tab-stops/>
        <style:background-image/>
      </style:paragraph-properties>
      <style:text-properties fo:color="#000000" fo:font-size="14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95%" fo:font-style="italic" fo:font-weight="normal" style:font-size-asian="95%" style:font-style-asian="italic" style:font-weight-asian="bold" style:font-size-complex="95%" style:font-style-complex="italic"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0:00:03.959406142</meta:creation-date>
    <meta:generator>LibreOffice/4.2.8.2$Linux_X86_64 LibreOffice_project/420m0$Build-2</meta:generator>
    <dc:date>2016-01-25T16:04:57.223463014</dc:date>
    <meta:editing-duration>PT23H4M43S</meta:editing-duration>
    <meta:editing-cycles>67</meta:editing-cycles>
    <meta:document-statistic meta:table-count="0" meta:image-count="0" meta:object-count="4" meta:page-count="11" meta:paragraph-count="194" meta:word-count="1091" meta:character-count="11070" meta:non-whitespace-character-count="99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15cm" draw:fill="none" draw:textarea-vertical-align="middle"/>
    </style:style>
    <style:style style:name="P1" style:family="paragraph">
      <style:paragraph-properties fo:text-align="center"/>
    </style:style>
    <style:style style:name="P2"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 draw:id="id3" draw:layer="layout" svg:width="2cm" svg:height="2cm" svg:x="4cm" svg:y="4.025cm">
          <text:p text:style-name="P1"><text:span text:style-name="T1">Holdings</text:span></text:p>
          <text:p text:style-name="P1"><text:span text:style-name="T1">Items</text:span></text:p>
          <text:p text:style-name="P1"><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 draw:id="id1" draw:layer="layout" svg:width="2cm" svg:height="2cm" svg:x="4cm" svg:y="1.025cm">
          <text:p text:style-name="P1"><text:span text:style-name="T1">Holdings</text:span></text:p>
          <text:p text:style-name="P1"><text:span text:style-name="T1">Collections</text:span></text:p>
          <text:p text:style-name="P1"><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 draw:id="id2" draw:layer="layout" svg:width="2cm" svg:height="1cm" svg:x="7cm" svg:y="1.525cm">
          <text:p text:style-name="P1"><text:span text:style-name="T1">Indeksering</text:span></text:p>
          <draw:enhanced-geometry svg:viewBox="0 0 21600 21600" draw:type="rectangle" draw:enhanced-path="M 0 0 L 21600 0 21600 21600 0 21600 0 0 Z N"/>
        </draw:custom-shape>
        <draw:custom-shape draw:style-name="gr1" draw:text-style-name="P2" xml:id="id4" draw:id="id4" draw:layer="layout" svg:width="2cm" svg:height="1cm" svg:x="7cm" svg:y="4.525cm">
          <text:p text:style-name="P1"><text:span text:style-name="T1">Indeksering</text:span></text:p>
          <draw:enhanced-geometry svg:viewBox="0 0 21600 21600" draw:type="rectangle" draw:enhanced-path="M 0 0 L 21600 0 21600 21600 0 21600 0 0 Z N"/>
        </draw:custom-shape>
        <draw:custom-shape draw:style-name="gr1" draw:text-style-name="P2" xml:id="id10" draw:id="id10" draw:layer="layout" svg:width="2cm" svg:height="2cm" svg:x="10cm" svg:y="2.525cm">
          <text:p text:style-name="P1"><text:span text:style-name="T1">Solr Indeks</text:span></text:p>
          <text:p text:style-name="P1"><text:span text:style-name="T1">(Holdings c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5" draw:id="id5" draw:layer="layout" svg:width="2cm" svg:height="2cm" svg:x="12cm" svg:y="2.525cm">
          <text:p text:style-name="P1"><text:span text:style-name="T1">Solr Indeks</text:span></text:p>
          <text:p text:style-name="P1"><text:span text:style-name="T1">(Brønd c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6" draw:id="id6" draw:layer="layout" svg:width="2cm" svg:height="1cm" svg:x="15cm" svg:y="3.025cm">
          <text:p text:style-name="P1"><text:span text:style-name="T1">OpenSearch</text:span></text:p>
          <draw:enhanced-geometry svg:viewBox="0 0 21600 21600" draw:mirror-horizontal="false" draw:mirror-vertical="false" draw:type="rectangle" draw:enhanced-path="M 0 0 L 21600 0 21600 21600 0 21600 0 0 Z N"/>
        </draw:custom-shape>
        <draw:custom-shape draw:style-name="gr1" draw:text-style-name="P2" xml:id="id7" draw:id="id7" draw:layer="layout" svg:width="2cm" svg:height="2cm" svg:x="1cm" svg:y="1.027cm">
          <text:p text:style-name="P1"><text:span text:style-name="T1">Holdings</text:span></text:p>
          <text:p text:style-name="P1"><text:span text:style-name="T1">Collections</text:span></text:p>
          <text:p text:style-name="P1"><text:span text:style-name="T1">Update</text:span></text:p>
          <text:p text:style-name="P1"><text:span text:style-name="T1">Webservice</text:span></text:p>
          <draw:enhanced-geometry svg:viewBox="0 0 21600 21600" draw:type="rectangle" draw:enhanced-path="M 0 0 L 21600 0 21600 21600 0 21600 0 0 Z N"/>
        </draw:custom-shape>
        <draw:custom-shape draw:style-name="gr1" draw:text-style-name="P2" xml:id="id8" draw:id="id8" draw:layer="layout" svg:width="2cm" svg:height="2cm" svg:x="1cm" svg:y="4.027cm">
          <text:p text:style-name="P1"><text:span text:style-name="T1">Holdings</text:span></text:p>
          <text:p text:style-name="P1"><text:span text:style-name="T1">Items</text:span></text:p>
          <text:p text:style-name="P1"><text:span text:style-name="T1">Update</text:span></text:p>
          <text:p text:style-name="P1"><text:span text:style-name="T1">Webservice</text:span></text:p>
          <draw:enhanced-geometry svg:viewBox="0 0 21600 21600" draw:type="rectangle" draw:enhanced-path="M 0 0 L 21600 0 21600 21600 0 21600 0 0 Z N"/>
        </draw:custom-shape>
        <draw:connector draw:style-name="gr2" draw:text-style-name="P1" draw:layer="layout" svg:x1="6cm" svg:y1="2.025cm" svg:x2="7cm" svg:y2="2.025cm" draw:start-shape="id1" draw:start-glue-point="8" draw:end-shape="id2" draw:end-glue-point="3" svg:d="M6000 2025h1000" svg:viewBox="0 0 1001 1">
          <text:p/>
        </draw:connector>
        <draw:connector draw:style-name="gr2" draw:text-style-name="P1" draw:layer="layout" svg:x1="6cm" svg:y1="5.025cm" svg:x2="7cm" svg:y2="5.025cm" draw:start-shape="id3" draw:start-glue-point="8" draw:end-shape="id4" draw:end-glue-point="3" svg:d="M6000 5025h1000" svg:viewBox="0 0 1001 1">
          <text:p/>
        </draw:connector>
        <draw:connector draw:style-name="gr2" draw:text-style-name="P1" draw:layer="layout" svg:x1="14cm" svg:y1="3.525cm" svg:x2="15cm" svg:y2="3.525cm" draw:start-shape="id5" draw:start-glue-point="8" draw:end-shape="id6" draw:end-glue-point="3" svg:d="M14000 3525h1000" svg:viewBox="0 0 1001 1">
          <text:p/>
        </draw:connector>
        <draw:connector draw:style-name="gr2" draw:text-style-name="P1" draw:layer="layout" svg:x1="3cm" svg:y1="2.027cm" svg:x2="4cm" svg:y2="2.025cm" draw:start-shape="id7" draw:start-glue-point="1" draw:end-shape="id1" draw:end-glue-point="6" svg:d="M3000 2027h500v-2h500" svg:viewBox="0 0 1001 3">
          <text:p/>
        </draw:connector>
        <draw:connector draw:style-name="gr2" draw:text-style-name="P1" draw:layer="layout" svg:x1="3cm" svg:y1="5.027cm" svg:x2="4cm" svg:y2="5.027cm" draw:start-shape="id8" svg:d="M3000 5027h1000" svg:viewBox="0 0 1001 1">
          <text:p/>
        </draw:connector>
        <draw:custom-shape draw:style-name="gr1" draw:text-style-name="P2" xml:id="id9" draw:id="id9" draw:layer="layout" svg:width="2cm" svg:height="1cm" svg:x="15cm" svg:y="1.527cm">
          <text:p text:style-name="P1"><text:span text:style-name="T1">Holdings</text:span></text:p>
          <text:p text:style-name="P1"><text:span text:style-name="T1">Service</text:span></text:p>
          <draw:enhanced-geometry svg:viewBox="0 0 21600 21600" draw:mirror-horizontal="false" draw:mirror-vertical="false" draw:type="rectangle" draw:enhanced-path="M 0 0 L 21600 0 21600 21600 0 21600 0 0 Z N"/>
        </draw:custom-shape>
        <draw:connector draw:style-name="gr2" draw:text-style-name="P1" draw:layer="layout" draw:line-skew="0.501cm" svg:x1="12cm" svg:y1="3.525cm" svg:x2="15cm" svg:y2="2.027cm" draw:start-shape="id5" draw:start-glue-point="6" draw:end-shape="id9" draw:end-glue-point="3" svg:d="M12000 3525v-1498h3000" svg:viewBox="0 0 3001 1499">
          <text:p/>
        </draw:connector>
        <draw:connector draw:style-name="gr2" draw:text-style-name="P1" draw:layer="layout" draw:type="line" svg:x1="9cm" svg:y1="5.025cm" svg:x2="10cm" svg:y2="3.525cm" draw:start-shape="id4" draw:start-glue-point="1" draw:end-shape="id10" draw:end-glue-point="6" svg:d="M9000 5025l1000-1500" svg:viewBox="0 0 1001 1501">
          <text:p/>
        </draw:connector>
        <draw:connector draw:style-name="gr2" draw:text-style-name="P1" draw:layer="layout" draw:type="line" svg:x1="9cm" svg:y1="2.025cm" svg:x2="10cm" svg:y2="3.525cm" draw:start-shape="id2" draw:start-glue-point="1" draw:end-shape="id10" draw:end-glue-point="6" svg:d="M9000 2025l1000 1500" svg:viewBox="0 0 1001 1501">
          <text:p/>
        </draw:connector>
        <draw:custom-shape draw:style-name="gr1" draw:text-style-name="P2" xml:id="id12" draw:id="id12" draw:layer="layout" svg:width="2cm" svg:height="1cm" svg:x="7cm" svg:y="6.125cm">
          <text:p text:style-name="P1"><text:span text:style-name="T1">Udskudt</text:span></text:p>
          <text:p text:style-name="P1"><text:span text:style-name="T1">Genindeksering</text:span></text:p>
          <draw:enhanced-geometry svg:viewBox="0 0 21600 21600" draw:type="rectangle" draw:enhanced-path="M 0 0 L 21600 0 21600 21600 0 21600 0 0 Z N"/>
        </draw:custom-shape>
        <draw:custom-shape draw:style-name="gr1" draw:text-style-name="P2" xml:id="id11" draw:id="id11" draw:layer="layout" svg:width="2cm" svg:height="1cm" svg:x="12cm" svg:y="6.125cm">
          <text:p text:style-name="P1"><text:span text:style-name="T1">Indeksering</text:span></text:p>
          <draw:enhanced-geometry svg:viewBox="0 0 21600 21600" draw:type="rectangle" draw:enhanced-path="M 0 0 L 21600 0 21600 21600 0 21600 0 0 Z N"/>
        </draw:custom-shape>
        <draw:connector draw:style-name="gr2" draw:text-style-name="P1" draw:layer="layout" svg:x1="13cm" svg:y1="6.125cm" svg:x2="13cm" svg:y2="4.525cm" draw:start-shape="id11" draw:start-glue-point="0" draw:end-shape="id5" draw:end-glue-point="7" svg:d="M13000 6125v-1600" svg:viewBox="0 0 1 1601">
          <text:p/>
        </draw:connector>
        <draw:connector draw:style-name="gr2" draw:text-style-name="P1" draw:layer="layout" svg:x1="12cm" svg:y1="6.625cm" svg:x2="9cm" svg:y2="6.625cm" draw:start-shape="id11" draw:start-glue-point="3" draw:end-shape="id12" draw:end-glue-point="1" svg:d="M12000 6625h-3000" svg:viewBox="0 0 3001 1">
          <text:p/>
        </draw:connector>
        <draw:connector draw:style-name="gr2" draw:text-style-name="P1" draw:layer="layout" svg:x1="7cm" svg:y1="6.625cm" svg:x2="5cm" svg:y2="6.025cm" draw:start-shape="id12" draw:start-glue-point="3" draw:end-shape="id3" draw:end-glue-point="7" svg:d="M7000 6625h-2000v-600" svg:viewBox="0 0 2001 601">
          <text:p/>
        </draw:connector>
        <draw:custom-shape draw:style-name="gr1" draw:text-style-name="P2" xml:id="id13" draw:id="id13" draw:layer="layout" svg:width="2cm" svg:height="1cm" svg:x="12cm" svg:y="8.325cm">
          <text:p text:style-name="P1"><text:span text:style-name="T1">Brønd </text:span></text:p>
          <text:p text:style-name="P1"><text:span text:style-name="T1">repository</text:span></text:p>
          <draw:enhanced-geometry svg:viewBox="0 0 21600 21600" draw:type="rectangle" draw:enhanced-path="M 0 0 L 21600 0 21600 21600 0 21600 0 0 Z N"/>
        </draw:custom-shape>
        <draw:connector draw:style-name="gr2" draw:text-style-name="P1" draw:layer="layout" svg:x1="13cm" svg:y1="8.325cm" svg:x2="13cm" svg:y2="7.125cm" draw:start-shape="id13" draw:start-glue-point="0" draw:end-shape="id11" draw:end-glue-point="2" svg:d="M13000 8325v-1200" svg:viewBox="0 0 1 12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27cm" fo:margin-bottom="20.352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499cm" fo:min-width="0cm"/>
    </style:style>
    <style:style style:name="P1" style:family="paragraph">
      <style:paragraph-properties fo:text-align="start"/>
    </style:style>
    <style:style style:name="P2" style:family="paragraph">
      <style:paragraph-properties fo:text-align="start"/>
      <style:text-properties fo:font-size="8pt" fo:font-weight="bold" style:font-size-asian="8pt" style:font-weight-asian="bold" style:font-size-complex="8pt" style:font-weight-complex="bold"/>
    </style:style>
    <style:style style:name="P3" style:family="paragraph">
      <style:paragraph-properties fo:text-align="center"/>
    </style:style>
    <style:style style:name="P4" style:family="paragraph">
      <style:text-properties fo:font-size="10pt" style:font-size-asian="10pt" style:font-size-complex="10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8cm" svg:height="4.8cm" svg:x="0.2cm" svg:y="0.611cm">
          <text:p text:style-name="P1"><text:span text:style-name="T1">HoldingsItemsCollection</text:span></text:p>
          <text:p text:style-name="P1"><text:span text:style-name="T1">ID:</text:span></text:p>
          <text:p text:style-name="P1"><text:span text:style-name="T2">agencyId (tal)</text:span></text:p>
          <text:p text:style-name="P1"><text:span text:style-name="T2">bibliographicalRecordId (tekst)</text:span></text:p>
          <text:p text:style-name="P1"><text:span text:style-name="T2">issueId (tekst)</text:span></text:p>
          <text:p text:style-name="P1"><text:span text:style-name="T1">Properties:</text:span></text:p>
          <text:p text:style-name="P1"><text:span text:style-name="T2">issueText (tekst)</text:span></text:p>
          <text:p text:style-name="P1"><text:span text:style-name="T2">expectedDelivery (dato)</text:span></text:p>
          <text:p text:style-name="P1"><text:span text:style-name="T2">readyForLoan (antal)</text:span></text:p>
          <text:p text:style-name="P1"><text:span text:style-name="T2">note (tekst)</text:span></text:p>
          <text:p text:style-name="P1"><text:span text:style-name="T2">complete (tidsstempel)</text:span></text:p>
          <text:p text:style-name="P1"><text:span text:style-name="T2">created (tidsstempel)</text:span></text:p>
          <text:p text:style-name="P1"><text:span text:style-name="T2">modified (tidsstempel)</text:span></text:p>
          <text:p text:style-name="P1"><text:span text:style-name="T2">trackingId (tekst)</text:span></text:p>
          <text:p text:style-name="P1"><text:span text:style-name="T2"/></text:p>
          <draw:enhanced-geometry svg:viewBox="0 0 21600 21600" draw:type="rectangle" draw:enhanced-path="M 0 0 L 21600 0 21600 21600 0 21600 0 0 Z N"/>
        </draw:custom-shape>
        <draw:custom-shape draw:style-name="gr1" draw:text-style-name="P2" xml:id="id2" draw:id="id2" draw:layer="layout" svg:width="4.6cm" svg:height="5.8cm" svg:x="10cm" svg:y="0.1cm">
          <text:p text:style-name="P1"><text:span text:style-name="T1">HoldingsItemsItem</text:span></text:p>
          <text:p text:style-name="P1"><text:span text:style-name="T1">ID:</text:span></text:p>
          <text:p text:style-name="P1"><text:span text:style-name="T2">agencyId <text:s/>(tal)</text:span></text:p>
          <text:p text:style-name="P1"><text:span text:style-name="T2">bibliographicalRecordId (tekst)</text:span></text:p>
          <text:p text:style-name="P1"><text:span text:style-name="T2">issueId (tekst)</text:span></text:p>
          <text:p text:style-name="P1"><text:span text:style-name="T2">itemId (tekst)</text:span></text:p>
          <text:p text:style-name="P1"><text:span text:style-name="T1">Properties:</text:span></text:p>
          <text:p text:style-name="P1"><text:span text:style-name="T2">branch (tekst)</text:span></text:p>
          <text:p text:style-name="P1"><text:span text:style-name="T2">department (tekst)</text:span></text:p>
          <text:p text:style-name="P1"><text:span text:style-name="T2">location (tekst)</text:span></text:p>
          <text:p text:style-name="P1"><text:span text:style-name="T2">sublocation (tekst)</text:span></text:p>
          <text:p text:style-name="P1"><text:span text:style-name="T2">circulationRule (tekst)</text:span></text:p>
          <text:p text:style-name="P1"><text:span text:style-name="T2">accessionDate (dato)</text:span></text:p>
          <text:p text:style-name="P1"><text:span text:style-name="T2">status</text:span></text:p>
          <text:p text:style-name="P1"><text:span text:style-name="T2">created (tidsstempel)</text:span></text:p>
          <text:p text:style-name="P1"><text:span text:style-name="T2">modified (tidsstempel)</text:span></text:p>
          <text:p text:style-name="P1"><text:span text:style-name="T2">trackingId (tekst)</text:span></text:p>
          <draw:enhanced-geometry svg:viewBox="0 0 21600 21600" draw:type="rectangle" draw:enhanced-path="M 0 0 L 21600 0 21600 21600 0 21600 0 0 Z N"/>
        </draw:custom-shape>
        <draw:connector draw:style-name="gr2" draw:text-style-name="P3" draw:layer="layout" svg:x1="5cm" svg:y1="3.011cm" svg:x2="10cm" svg:y2="3cm" draw:start-shape="id1" draw:start-glue-point="1" draw:end-shape="id2" svg:d="M5000 3011h2500v-11h2500" svg:viewBox="0 0 5001 12">
          <text:p/>
        </draw:connector>
        <draw:connector draw:style-name="gr2" draw:text-style-name="P3" draw:layer="layout" svg:x1="5cm" svg:y1="3.011cm" svg:x2="5cm" svg:y2="3.011cm" draw:start-shape="id1" draw:end-shape="id1" svg:d="M5000 3011z" svg:viewBox="0 0 1 1">
          <text:p/>
        </draw:connector>
        <draw:connector draw:style-name="gr2" draw:text-style-name="P3" draw:layer="layout" svg:x1="5cm" svg:y1="3.011cm" svg:x2="5cm" svg:y2="3.011cm" draw:start-shape="id1" draw:end-shape="id1" svg:d="M5000 3011z" svg:viewBox="0 0 1 1">
          <text:p/>
        </draw:connector>
        <draw:frame draw:style-name="gr3" draw:text-style-name="P4" draw:layer="layout" svg:width="0.697cm" svg:height="0.649cm" svg:x="4.903cm" svg:y="2.211cm">
          <draw:text-box>
            <text:p><text:span text:style-name="T3">1</text:span></text:p>
          </draw:text-box>
        </draw:frame>
        <draw:frame draw:style-name="gr4" draw:text-style-name="P4" draw:layer="layout" svg:width="1.086cm" svg:height="0.749cm" svg:x="8.814cm" svg:y="3.011cm">
          <draw:text-box>
            <text:p><text:span text:style-name="T3">1..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11cm" fo:margin-bottom="1.007cm" fo:margin-left="0cm" fo:margin-right="0.994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05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fo:padding-left="0.05cm"/>
    </style:style>
    <style:style style:name="P1" style:family="paragraph">
      <style:paragraph-properties fo:text-align="start"/>
    </style:style>
    <style:style style:name="P2" style:family="paragraph">
      <style:paragraph-properties fo:text-align="start"/>
      <style:text-properties fo:font-size="8pt" fo:font-weight="bold" style:font-size-asian="8pt" style:font-weight-asian="bold" style:font-size-complex="8pt" style:font-weight-complex="bold"/>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12pt" style:font-size-asian="12pt" style:font-size-complex="12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weight="normal" style:font-size-asian="8pt" style:font-weight-asian="normal" style:font-size-complex="8pt" style:font-weight-complex="normal"/>
    </style:style>
    <style:style style:name="T3" style:family="text">
      <style:text-properties fo:font-size="10pt" style:font-size-asian="10pt" style:font-size-complex="10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cm" svg:height="7.1cm" svg:x="6.015cm" svg:y="1.011cm">
          <text:p text:style-name="P1"><text:span text:style-name="T1">Holdings Items Document</text:span></text:p>
          <text:p text:style-name="P1"><text:span text:style-name="T1">ID:</text:span></text:p>
          <text:p text:style-name="P1"><text:span text:style-name="T2">id</text:span></text:p>
          <text:p text:style-name="P1"><text:span text:style-name="T1">Fields:</text:span></text:p>
          <text:p text:style-name="P1"><text:span text:style-name="T2">parentDocId → Brønd document id</text:span></text:p>
          <text:p text:style-name="P1"><text:span text:style-name="T2">holdingsitem.collectionId</text:span></text:p>
          <text:p text:style-name="P1"><text:span text:style-name="T2">holdingsitem.agencyId</text:span></text:p>
          <text:p text:style-name="P1"><text:span text:style-name="T2">holdingsitem.bibliographicRecordId</text:span></text:p>
          <text:p text:style-name="P1"><text:span text:style-name="T2">holdingsitem.issueId</text:span></text:p>
          <text:p text:style-name="P1"><text:span text:style-name="T2">holdingsitem.itemId</text:span></text:p>
          <text:p text:style-name="P1"><text:span text:style-name="T2">holdingsitem.issueText</text:span></text:p>
          <text:p text:style-name="P1"><text:span text:style-name="T2">holdingsitem.branch</text:span></text:p>
          <text:p text:style-name="P1"><text:span text:style-name="T2">holdingsitem.department</text:span></text:p>
          <text:p text:style-name="P1"><text:span text:style-name="T2">holdingsitem.location</text:span></text:p>
          <text:p text:style-name="P1"><text:span text:style-name="T2">holdingsitem.subLocation</text:span></text:p>
          <text:p text:style-name="P1"><text:span text:style-name="T2">holdingsitem.circulationRule</text:span></text:p>
          <text:p text:style-name="P1"><text:span text:style-name="T2">holdingsitem.status</text:span></text:p>
          <text:p text:style-name="P1"><text:span text:style-name="T2">holdingsitem.expectedDelivery</text:span></text:p>
          <text:p text:style-name="P1"><text:span text:style-name="T2">holdingsitem.readyForLoan</text:span></text:p>
          <text:p text:style-name="P1"><text:span text:style-name="T2">holdingsitem.accessionDate</text:span></text:p>
          <text:p text:style-name="P1"><text:span text:style-name="T2">holdingsitem.note</text:span></text:p>
          <text:p text:style-name="P1"><text:span text:style-name="T2"/></text:p>
          <draw:enhanced-geometry svg:viewBox="0 0 21600 21600" draw:type="rectangle" draw:enhanced-path="M 0 0 L 21600 0 21600 21600 0 21600 0 0 Z N"/>
        </draw:custom-shape>
        <draw:custom-shape draw:style-name="gr1" draw:text-style-name="P2" xml:id="id2" draw:id="id2" draw:layer="layout" svg:width="3cm" svg:height="5.8cm" svg:x="13.015cm" svg:y="3.611cm">
          <text:p text:style-name="P1"><text:span text:style-name="T1">Brønd Document</text:span></text:p>
          <text:p text:style-name="P1"><text:span text:style-name="T1">ID:</text:span></text:p>
          <text:p text:style-name="P1"><text:span text:style-name="T2">id</text:span></text:p>
          <text:p text:style-name="P1"><text:span text:style-name="T1">Fields:</text:span></text:p>
          <text:p text:style-name="P1"><text:span text:style-name="T2">childDocId</text:span></text:p>
          <text:p text:style-name="P1"><text:span text:style-name="T2"/></text:p>
          <draw:enhanced-geometry svg:viewBox="0 0 21600 21600" draw:type="rectangle" draw:enhanced-path="M 0 0 L 21600 0 21600 21600 0 21600 0 0 Z N"/>
        </draw:custom-shape>
        <draw:connector draw:style-name="gr2" draw:text-style-name="P3" draw:layer="layout" svg:x1="11.015cm" svg:y1="4.561cm" svg:x2="13.015cm" svg:y2="6.511cm" draw:start-shape="id1" draw:start-glue-point="1" draw:end-shape="id2" svg:d="M11015 4561h1000v1950h1000" svg:viewBox="0 0 2001 1951">
          <text:p/>
        </draw:connector>
        <draw:connector draw:style-name="gr2" draw:text-style-name="P3" draw:layer="layout" svg:x1="11.015cm" svg:y1="4.561cm" svg:x2="11.015cm" svg:y2="4.561cm" draw:start-shape="id1" draw:end-shape="id1" svg:d="M11015 4561z" svg:viewBox="0 0 1 1">
          <text:p/>
        </draw:connector>
        <draw:connector draw:style-name="gr2" draw:text-style-name="P3" draw:layer="layout" svg:x1="11.015cm" svg:y1="4.561cm" svg:x2="11.015cm" svg:y2="4.561cm" draw:start-shape="id1" draw:end-shape="id1" svg:d="M11015 4561z" svg:viewBox="0 0 1 1">
          <text:p/>
        </draw:connector>
        <draw:frame draw:style-name="gr3" draw:text-style-name="P4" draw:layer="layout" svg:width="0.697cm" svg:height="0.649cm" svg:x="12.403cm" svg:y="5.662cm">
          <draw:text-box>
            <text:p><text:span text:style-name="T3">1</text:span></text:p>
          </draw:text-box>
        </draw:frame>
        <draw:frame draw:style-name="gr4" draw:text-style-name="P4" draw:layer="layout" svg:width="1.086cm" svg:height="0.649cm" svg:x="10.815cm" svg:y="3.811cm">
          <draw:text-box>
            <text:p><text:span text:style-name="T3">0..n</text:span></text:p>
          </draw:text-box>
        </draw:frame>
        <draw:custom-shape draw:style-name="gr1" draw:text-style-name="P2" xml:id="id3" draw:id="id3" draw:layer="layout" svg:width="5cm" svg:height="3.6cm" svg:x="6.015cm" svg:y="8.711cm">
          <text:p text:style-name="P1"><text:span text:style-name="T1">Decomissioned </text:span></text:p>
          <text:p text:style-name="P1"><text:span text:style-name="T1">Holdings Items Document</text:span></text:p>
          <text:p text:style-name="P1"><text:span text:style-name="T1">ID:</text:span></text:p>
          <text:p text:style-name="P1"><text:span text:style-name="T2">id</text:span></text:p>
          <text:p text:style-name="P1"><text:span text:style-name="T1">Fields:</text:span></text:p>
          <text:p text:style-name="P1"><text:span text:style-name="T2">parentDocId → Brønd document id</text:span></text:p>
          <text:p text:style-name="P1"><text:span text:style-name="T2">holdingsitem.collectionId</text:span></text:p>
          <text:p text:style-name="P1"><text:span text:style-name="T2">holdingsitem.agencyId</text:span></text:p>
          <text:p text:style-name="P1"><text:span text:style-name="T2">holdingsitem.bibliographicRecordId</text:span></text:p>
          <text:p text:style-name="P1"><text:span text:style-name="T2">holdingsitem.status</text:span></text:p>
          <text:p text:style-name="P1"><text:span text:style-name="T2"/></text:p>
          <draw:enhanced-geometry svg:viewBox="0 0 21600 21600" draw:type="rectangle" draw:enhanced-path="M 0 0 L 21600 0 21600 21600 0 21600 0 0 Z N"/>
        </draw:custom-shape>
        <draw:connector draw:style-name="gr2" draw:text-style-name="P3" draw:layer="layout" svg:x1="11.015cm" svg:y1="10.511cm" svg:x2="13.015cm" svg:y2="6.511cm" draw:start-shape="id3" draw:end-shape="id2" draw:end-glue-point="3" svg:d="M11015 10511h1000v-4000h1000" svg:viewBox="0 0 2001 4001">
          <text:p/>
        </draw:connector>
        <draw:frame draw:style-name="gr4" draw:text-style-name="P4" draw:layer="layout" svg:width="1.086cm" svg:height="0.649cm" svg:x="10.915cm" svg:y="10.762cm">
          <draw:text-box>
            <text:p><text:span text:style-name="T3">0..n</text:span></text:p>
          </draw:text-box>
        </draw:frame>
        <draw:custom-shape draw:style-name="gr1" draw:text-style-name="P2" draw:layer="layout" svg:width="5cm" svg:height="2.8cm" svg:x="6.015cm" svg:y="13.011cm">
          <text:p text:style-name="P1"><text:span text:style-name="T1">Holdings Collections Document</text:span></text:p>
          <text:p text:style-name="P1"><text:span text:style-name="T1">ID:</text:span></text:p>
          <text:p text:style-name="P1"><text:span text:style-name="T2">id</text:span></text:p>
          <text:p text:style-name="P1"><text:span text:style-name="T1">Fields:</text:span></text:p>
          <text:p text:style-name="P1"><text:span text:style-name="T2">parentDocId → &lt;agencyId-format&gt;</text:span></text:p>
          <text:p text:style-name="P1"><text:span text:style-name="T2">holdingsitem.agencyId</text:span></text:p>
          <text:p text:style-name="P1"><text:span text:style-name="T2">holdingsitem.branch → &lt;format&gt;</text:span></text:p>
          <draw:enhanced-geometry svg:viewBox="0 0 21600 21600" draw:type="rectangle" draw:enhanced-path="M 0 0 L 21600 0 21600 21600 0 21600 0 0 Z N"/>
        </draw:custom-shape>
        <draw:frame draw:style-name="gr5" draw:text-style-name="P5" draw:layer="layout" svg:width="2.474cm" svg:height="0.729cm" svg:x="13.06cm" svg:y="0.311cm">
          <draw:text-box>
            <text:p><text:span text:style-name="T4">brønd core:</text:span></text:p>
          </draw:text-box>
        </draw:frame>
        <draw:frame draw:style-name="gr5" draw:text-style-name="P5" draw:layer="layout" svg:width="2.643cm" svg:height="0.729cm" svg:x="6.015cm" svg:y="0.311cm">
          <draw:text-box>
            <text:p><text:span text:style-name="T4">behold cor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11cm" fo:margin-bottom="1.007cm" fo:margin-left="0.015cm" fo:margin-right="0.986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vertical-align="middle"/>
    </style:style>
    <style:style style:name="P1" style:family="paragraph">
      <style:paragraph-properties fo:text-align="start"/>
    </style:style>
    <style:style style:name="P2" style:family="paragraph">
      <style:paragraph-properties fo:text-align="start"/>
      <style:text-properties fo:font-size="8pt" fo:font-weight="bold" style:font-size-asian="8pt" style:font-weight-asian="bold" style:font-size-complex="8pt" style:font-weight-complex="bold"/>
    </style:style>
    <style:style style:name="P3" style:family="paragraph">
      <style:paragraph-properties fo:text-align="center"/>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fo:font-weight="normal" style:font-size-asian="8pt" style:font-weight-asian="normal" style:font-size-complex="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4.8cm" svg:height="2.9cm" svg:x="0.2cm" svg:y="0.211cm">
          <text:p text:style-name="P1"><text:span text:style-name="T1">HoldingsCollections</text:span></text:p>
          <text:p text:style-name="P1"><text:span text:style-name="T1">ID:</text:span></text:p>
          <text:p text:style-name="P1"><text:span text:style-name="T2">agencyId (tal)</text:span></text:p>
          <text:p text:style-name="P1"><text:span text:style-name="T2">format (tekst)</text:span></text:p>
          <text:p text:style-name="P1"><text:span text:style-name="T1">Properties:</text:span></text:p>
          <text:p text:style-name="P1"><text:span text:style-name="T2">created (tidsstempel)</text:span></text:p>
          <text:p text:style-name="P1"><text:span text:style-name="T2">modified (tidsstempel)</text:span></text:p>
          <text:p text:style-name="P1"><text:span text:style-name="T2">trackingId (tekst)</text:span></text:p>
          <text:p text:style-name="P1"><text:span text:style-name="T2"/></text:p>
          <draw:enhanced-geometry svg:viewBox="0 0 21600 21600" draw:type="rectangle" draw:enhanced-path="M 0 0 L 21600 0 21600 21600 0 21600 0 0 Z N"/>
        </draw:custom-shape>
        <draw:connector draw:style-name="gr2" draw:text-style-name="P3" draw:layer="layout" svg:x1="5cm" svg:y1="1.661cm" svg:x2="5cm" svg:y2="1.661cm" draw:start-shape="id1" draw:end-shape="id1" svg:d="M5000 1661z" svg:viewBox="0 0 1 1">
          <text:p/>
        </draw:connector>
        <draw:connector draw:style-name="gr2" draw:text-style-name="P3" draw:layer="layout" svg:x1="5cm" svg:y1="1.661cm" svg:x2="5cm" svg:y2="1.661cm" draw:start-shape="id1" draw:end-shape="id1" svg:d="M5000 1661z" svg:viewBox="0 0 1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011cm" fo:margin-bottom="1.007cm" fo:margin-left="0cm" fo:margin-right="0.994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